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OpenSymbol" svg:font-family="OpenSymbol" style:font-charset="x-symbol"/>
    <style:font-face style:name="URW Bookman" svg:font-family="'URW Bookman'" style:font-pitch="variable"/>
  </office:font-face-decls>
  <office:automatic-styles>
    <style:style style:name="P1" style:family="paragraph" style:parent-style-name="Subtitle">
      <loext:graphic-properties draw:fill-hatch-name="hatch"/>
      <style:paragraph-properties fo:margin-top="0cm" fo:margin-bottom="0.109cm" style:contextual-spacing="false"/>
      <style:text-properties fo:color="#2a6099" loext:opacity="100%" style:font-name="URW Bookman" fo:font-size="16pt" fo:language="fr" fo:country="FR" fo:font-weight="bold" officeooo:rsid="001fc78c" officeooo:paragraph-rsid="001fc78c" style:font-size-asian="16pt" style:font-weight-asian="bold" style:font-size-complex="16pt" style:font-weight-complex="bold"/>
    </style:style>
    <style:style style:name="P2" style:family="paragraph" style:parent-style-name="Title">
      <loext:graphic-properties draw:fill-hatch-name="hatch"/>
      <style:paragraph-properties fo:margin-top="0.22cm" fo:margin-bottom="0.21cm" style:contextual-spacing="false"/>
      <style:text-properties fo:language="fr" fo:country="FR"/>
    </style:style>
    <style:style style:name="P3" style:family="paragraph" style:parent-style-name="Text_20_body" style:master-page-name="">
      <loext:graphic-properties draw:fill="none" draw:fill-gradient-name="gradient" draw:fill-hatch-name="hatch"/>
      <style:paragraph-properties fo:margin-left="0cm" fo:margin-right="0cm" fo:margin-top="0cm" fo:margin-bottom="0cm" style:contextual-spacing="false" fo:line-height="120%" fo:text-align="justify" style:justify-single-word="false" fo:text-indent="0cm" style:auto-text-indent="false" style:page-number="auto" fo:background-color="transparent" fo:padding="0.349cm" fo:border-left="none" fo:border-right="none" fo:border-top="1.5pt solid #000000" fo:border-bottom="1.5pt solid #000000">
        <style:tab-stops/>
      </style:paragraph-properties>
      <style:text-properties fo:language="fr" fo:country="FR"/>
    </style:style>
    <style:style style:name="P4" style:family="paragraph" style:parent-style-name="Heading_20_1">
      <style:text-properties fo:language="fr" fo:country="FR" officeooo:rsid="001fc78c" officeooo:paragraph-rsid="001fc78c"/>
    </style:style>
    <style:style style:name="P5" style:family="paragraph" style:parent-style-name="Text_20_body">
      <style:text-properties fo:language="fr" fo:country="FR" officeooo:rsid="001fc78c" officeooo:paragraph-rsid="013fafd2"/>
    </style:style>
    <style:style style:name="P6" style:family="paragraph" style:parent-style-name="Text_20_body">
      <style:text-properties fo:font-weight="bold" officeooo:paragraph-rsid="013fafd2" style:font-weight-asian="bold" style:font-weight-complex="bold"/>
    </style:style>
    <style:style style:name="P7" style:family="paragraph" style:parent-style-name="Text_20_body">
      <style:text-properties fo:language="fr" fo:country="FR" fo:font-weight="normal" officeooo:rsid="001fc78c" officeooo:paragraph-rsid="0139a4f1" style:font-weight-asian="normal" style:font-weight-complex="normal"/>
    </style:style>
    <style:style style:name="P8" style:family="paragraph" style:parent-style-name="List_20_1">
      <loext:graphic-properties draw:fill="none" draw:fill-gradient-name="gradient" draw:fill-hatch-name="hatch"/>
      <style:paragraph-properties fo:margin-left="1.6cm" fo:margin-right="0cm" fo:margin-top="0cm" fo:margin-bottom="0cm" style:contextual-spacing="false" fo:line-height="120%" fo:text-align="justify" style:justify-single-word="false" fo:text-indent="-0.6cm" style:auto-text-indent="false" fo:background-color="transparent">
        <style:tab-stops/>
      </style:paragraph-properties>
      <style:text-properties officeooo:paragraph-rsid="0139a4f1"/>
    </style:style>
    <style:style style:name="P9" style:family="paragraph" style:parent-style-name="Heading_20_1">
      <style:text-properties fo:language="fr" fo:country="FR" officeooo:rsid="00205b1a" officeooo:paragraph-rsid="00205b1a"/>
    </style:style>
    <style:style style:name="P10" style:family="paragraph" style:parent-style-name="Text_20_body">
      <style:paragraph-properties fo:text-align="justify" style:justify-single-word="false"/>
      <style:text-properties fo:language="fr" fo:country="FR" officeooo:rsid="00205b1a" officeooo:paragraph-rsid="00205b1a"/>
    </style:style>
    <style:style style:name="P11" style:family="paragraph" style:parent-style-name="Text_20_body">
      <style:paragraph-properties fo:margin-top="0cm" fo:margin-bottom="0cm" style:contextual-spacing="false"/>
      <style:text-properties fo:language="fr" fo:country="FR" fo:font-weight="normal" officeooo:rsid="00205b1a" officeooo:paragraph-rsid="00205b1a" style:font-weight-asian="normal" style:font-weight-complex="normal"/>
    </style:style>
    <style:style style:name="P12" style:family="paragraph" style:parent-style-name="Text_20_body" style:list-style-name="L1">
      <style:paragraph-properties fo:margin-top="0cm" fo:margin-bottom="0cm" style:contextual-spacing="false"/>
      <style:text-properties fo:language="fr" fo:country="FR" fo:font-weight="normal" officeooo:rsid="0174b965" officeooo:paragraph-rsid="0174b965" style:font-weight-asian="normal" style:font-weight-complex="normal"/>
    </style:style>
    <style:style style:name="P13" style:family="paragraph" style:parent-style-name="Text_20_body" style:list-style-name="L1">
      <style:text-properties fo:language="fr" fo:country="FR" fo:font-weight="normal" officeooo:rsid="0174b965" officeooo:paragraph-rsid="0174b965" style:font-weight-asian="normal" style:font-weight-complex="normal"/>
    </style:style>
    <style:style style:name="P14" style:family="paragraph" style:parent-style-name="Text_20_body">
      <style:text-properties officeooo:rsid="0175e954" officeooo:paragraph-rsid="0175e954"/>
    </style:style>
    <style:style style:name="P15" style:family="paragraph" style:parent-style-name="Text_20_body" style:list-style-name="L2">
      <style:text-properties officeooo:rsid="0175e954" officeooo:paragraph-rsid="0175e954"/>
    </style:style>
    <style:style style:name="P16" style:family="paragraph" style:parent-style-name="Text_20_body">
      <style:text-properties officeooo:paragraph-rsid="01790848"/>
    </style:style>
    <style:style style:name="P17" style:family="paragraph" style:parent-style-name="Command">
      <style:paragraph-properties fo:margin-top="0cm" fo:margin-bottom="0cm" style:contextual-spacing="false"/>
      <style:text-properties officeooo:rsid="01790848" officeooo:paragraph-rsid="01790848"/>
    </style:style>
    <style:style style:name="P18" style:family="paragraph" style:parent-style-name="Command">
      <style:paragraph-properties fo:margin-top="0cm" fo:margin-bottom="0.199cm" style:contextual-spacing="false"/>
      <style:text-properties officeooo:rsid="01790848" officeooo:paragraph-rsid="01790848"/>
    </style:style>
    <style:style style:name="P19" style:family="paragraph" style:parent-style-name="Text_20_body">
      <style:text-properties officeooo:paragraph-rsid="017e3c39"/>
    </style:style>
    <style:style style:name="P20" style:family="paragraph" style:parent-style-name="Command">
      <style:text-properties fo:language="fr" fo:country="FR"/>
    </style:style>
    <style:style style:name="P21" style:family="paragraph" style:parent-style-name="List_20_1">
      <style:text-properties officeooo:paragraph-rsid="017e3c39"/>
    </style:style>
    <style:style style:name="P22" style:family="paragraph" style:parent-style-name="Heading_20_1">
      <style:text-properties fo:language="fr" fo:country="FR" officeooo:paragraph-rsid="00276bfd"/>
    </style:style>
    <style:style style:name="P23" style:family="paragraph" style:parent-style-name="Text_20_body">
      <style:text-properties officeooo:rsid="017e3c39" officeooo:paragraph-rsid="017e3c39"/>
    </style:style>
    <style:style style:name="P24" style:family="paragraph" style:parent-style-name="Text_20_body">
      <style:text-properties officeooo:rsid="017e3c39" officeooo:paragraph-rsid="019a1ea3"/>
    </style:style>
    <style:style style:name="P25" style:family="paragraph" style:parent-style-name="Text_20_body">
      <style:text-properties fo:language="fr" fo:country="FR" officeooo:rsid="0182fdbc" officeooo:paragraph-rsid="019a1ea3"/>
    </style:style>
    <style:style style:name="P26" style:family="paragraph" style:parent-style-name="Command">
      <style:paragraph-properties fo:margin-top="0cm" fo:margin-bottom="0.199cm" style:contextual-spacing="false"/>
      <style:text-properties fo:language="fr" fo:country="FR" officeooo:rsid="0182fdbc" officeooo:paragraph-rsid="0182fdbc"/>
    </style:style>
    <style:style style:name="P27" style:family="paragraph" style:parent-style-name="Text_20_body">
      <style:text-properties fo:language="fr" fo:country="FR" officeooo:rsid="0182fdbc" officeooo:paragraph-rsid="0182fdbc"/>
    </style:style>
    <style:style style:name="P28" style:family="paragraph" style:parent-style-name="Text_20_body">
      <style:text-properties officeooo:rsid="0182fdbc" officeooo:paragraph-rsid="0182fdbc"/>
    </style:style>
    <style:style style:name="P29" style:family="paragraph" style:parent-style-name="Heading_20_1">
      <style:text-properties officeooo:rsid="0032d9f8" officeooo:paragraph-rsid="0032d9f8"/>
    </style:style>
    <style:style style:name="P30" style:family="paragraph" style:parent-style-name="Text_20_body">
      <style:text-properties officeooo:paragraph-rsid="00349d38"/>
    </style:style>
    <style:style style:name="P31" style:family="paragraph" style:parent-style-name="Code">
      <style:paragraph-properties fo:padding="0.049cm" fo:border="0.06pt solid #000000"/>
      <style:text-properties officeooo:paragraph-rsid="014337bd"/>
    </style:style>
    <style:style style:name="P32" style:family="paragraph" style:parent-style-name="Text_20_body">
      <style:text-properties officeooo:paragraph-rsid="01452eda"/>
    </style:style>
    <style:style style:name="P33" style:family="paragraph" style:parent-style-name="Text_20_body">
      <style:text-properties fo:language="fr" fo:country="FR" fo:font-weight="bold" officeooo:rsid="0052cb66" officeooo:paragraph-rsid="01452eda" style:font-weight-asian="bold" style:font-weight-complex="bold"/>
    </style:style>
    <style:style style:name="P34" style:family="paragraph" style:parent-style-name="Text_20_body">
      <style:text-properties fo:language="fr" fo:country="FR" officeooo:rsid="00380049" officeooo:paragraph-rsid="005851a3"/>
    </style:style>
    <style:style style:name="P35" style:family="paragraph" style:parent-style-name="Text_20_body">
      <style:text-properties fo:language="fr" fo:country="FR" officeooo:rsid="0061f749" officeooo:paragraph-rsid="0132e2d6"/>
    </style:style>
    <style:style style:name="P36" style:family="paragraph" style:parent-style-name="Text_20_body">
      <style:text-properties fo:language="fr" fo:country="FR" officeooo:rsid="0061f749" officeooo:paragraph-rsid="0130d6f2"/>
    </style:style>
    <style:style style:name="P37" style:family="paragraph" style:parent-style-name="Text_20_body">
      <style:text-properties fo:language="fr" fo:country="FR" fo:font-weight="normal" officeooo:rsid="0133a148" officeooo:paragraph-rsid="0133a148" style:font-weight-asian="normal" style:font-weight-complex="normal"/>
    </style:style>
    <style:style style:name="P38" style:family="paragraph" style:parent-style-name="Text_20_body">
      <style:paragraph-properties fo:text-align="justify" style:justify-single-word="false"/>
      <style:text-properties fo:language="fr" fo:country="FR" fo:font-weight="normal" officeooo:rsid="0133a148" officeooo:paragraph-rsid="0149b7b6" style:font-weight-asian="normal" style:font-weight-complex="normal"/>
    </style:style>
    <style:style style:name="P39" style:family="paragraph" style:parent-style-name="Text_20_body">
      <style:text-properties fo:language="fr" fo:country="FR" fo:font-weight="bold" officeooo:rsid="00642985" officeooo:paragraph-rsid="0149b7b6" style:font-weight-asian="bold" style:font-weight-complex="bold"/>
    </style:style>
    <style:style style:name="P40" style:family="paragraph" style:parent-style-name="Text_20_body">
      <style:text-properties fo:language="fr" fo:country="FR" officeooo:rsid="00642985" officeooo:paragraph-rsid="0133a148"/>
    </style:style>
    <style:style style:name="P41" style:family="paragraph" style:parent-style-name="Code">
      <style:text-properties style:use-window-font-color="true" loext:opacity="0%" officeooo:paragraph-rsid="01a134c7"/>
    </style:style>
    <style:style style:name="P42" style:family="paragraph" style:parent-style-name="Text_20_body">
      <style:text-properties officeooo:paragraph-rsid="01b47732"/>
    </style:style>
    <style:style style:name="P43" style:family="paragraph" style:parent-style-name="Text_20_body">
      <style:text-properties officeooo:rsid="01b47732" officeooo:paragraph-rsid="01b47732"/>
    </style:style>
    <style:style style:name="P44" style:family="paragraph" style:parent-style-name="Text_20_body">
      <style:text-properties fo:language="fr" fo:country="FR" officeooo:paragraph-rsid="014d9295"/>
    </style:style>
    <style:style style:name="P45" style:family="paragraph" style:parent-style-name="Text_20_body">
      <style:text-properties fo:language="fr" fo:country="FR" officeooo:rsid="0134791e" officeooo:paragraph-rsid="0134791e"/>
    </style:style>
    <style:style style:name="P46" style:family="paragraph" style:parent-style-name="Code">
      <style:text-properties style:use-window-font-color="true" loext:opacity="0%"/>
    </style:style>
    <style:style style:name="P47" style:family="paragraph" style:parent-style-name="Heading_20_1">
      <style:text-properties officeooo:paragraph-rsid="01534d9c"/>
    </style:style>
    <style:style style:name="P48" style:family="paragraph" style:parent-style-name="Text_20_body">
      <style:text-properties officeooo:rsid="01534d9c" officeooo:paragraph-rsid="01534d9c"/>
    </style:style>
    <style:style style:name="P49" style:family="paragraph" style:parent-style-name="Heading_20_1">
      <style:text-properties officeooo:paragraph-rsid="0039cbc2"/>
    </style:style>
    <style:style style:name="P50" style:family="paragraph" style:parent-style-name="Text_20_body">
      <style:text-properties fo:language="fr" fo:country="FR" officeooo:rsid="0153b701" officeooo:paragraph-rsid="0153b701"/>
    </style:style>
    <style:style style:name="P51" style:family="paragraph" style:parent-style-name="Text_20_body">
      <style:text-properties fo:language="fr" fo:country="FR" officeooo:rsid="0153b701" officeooo:paragraph-rsid="015520e2"/>
    </style:style>
    <style:style style:name="P52" style:family="paragraph" style:parent-style-name="Text_20_body">
      <style:text-properties fo:language="fr" fo:country="FR" officeooo:rsid="0153b701" officeooo:paragraph-rsid="0153fc25"/>
    </style:style>
    <style:style style:name="P53" style:family="paragraph" style:parent-style-name="Text_20_body">
      <style:text-properties fo:language="fr" fo:country="FR" fo:font-weight="bold" officeooo:rsid="005c73a6" officeooo:paragraph-rsid="013e2b49" style:font-weight-asian="bold" style:font-weight-complex="bold"/>
    </style:style>
    <style:style style:name="P54" style:family="paragraph" style:parent-style-name="Text_20_body">
      <style:text-properties fo:language="fr" fo:country="FR" officeooo:rsid="005c73a6" officeooo:paragraph-rsid="013e2b49"/>
    </style:style>
    <style:style style:name="P55" style:family="paragraph" style:parent-style-name="Text_20_body">
      <style:text-properties fo:language="fr" fo:country="FR" officeooo:rsid="005c73a6" officeooo:paragraph-rsid="01612422"/>
    </style:style>
    <style:style style:name="P56" style:family="paragraph" style:parent-style-name="Text_20_body">
      <style:text-properties fo:language="fr" fo:country="FR" officeooo:rsid="01612422" officeooo:paragraph-rsid="01612422"/>
    </style:style>
    <style:style style:name="P57" style:family="paragraph" style:parent-style-name="Text_20_body">
      <style:text-properties fo:language="fr" fo:country="FR" officeooo:rsid="005c73a6" officeooo:paragraph-rsid="015d57fa"/>
    </style:style>
    <style:style style:name="P58" style:family="paragraph" style:parent-style-name="Text_20_body">
      <style:text-properties fo:language="fr" fo:country="FR" officeooo:rsid="005c73a6" officeooo:paragraph-rsid="005d87a1"/>
    </style:style>
    <style:style style:name="P59" style:family="paragraph" style:parent-style-name="Text_20_body">
      <style:text-properties fo:language="fr" fo:country="FR" officeooo:rsid="005c73a6" officeooo:paragraph-rsid="010cb5e9"/>
    </style:style>
    <style:style style:name="P60" style:family="paragraph" style:parent-style-name="Text_20_body">
      <style:text-properties fo:language="fr" fo:country="FR" officeooo:rsid="005c73a6" officeooo:paragraph-rsid="0155e9ef"/>
    </style:style>
    <style:style style:name="P61" style:family="paragraph" style:parent-style-name="Text_20_body">
      <style:text-properties fo:language="fr" fo:country="FR" officeooo:rsid="005c73a6" officeooo:paragraph-rsid="01875d97"/>
    </style:style>
    <style:style style:name="P62" style:family="paragraph" style:parent-style-name="Text_20_body">
      <style:text-properties fo:language="fr" fo:country="FR" officeooo:rsid="005c73a6" officeooo:paragraph-rsid="0189236e"/>
    </style:style>
    <style:style style:name="T1" style:family="text">
      <style:text-properties officeooo:rsid="00961282"/>
    </style:style>
    <style:style style:name="T2" style:family="text">
      <style:text-properties officeooo:rsid="008bd216"/>
    </style:style>
    <style:style style:name="T3" style:family="text">
      <style:text-properties officeooo:rsid="01b1815f"/>
    </style:style>
    <style:style style:name="T4" style:family="text">
      <style:text-properties officeooo:rsid="015749a6"/>
    </style:style>
    <style:style style:name="T5" style:family="text">
      <style:text-properties officeooo:rsid="013797bd"/>
    </style:style>
    <style:style style:name="T6" style:family="text">
      <style:text-properties officeooo:rsid="0153b701"/>
    </style:style>
    <style:style style:name="T7" style:family="text">
      <style:text-properties fo:font-weight="bold" officeooo:rsid="0153b701" style:font-weight-asian="bold" style:font-weight-complex="bold"/>
    </style:style>
    <style:style style:name="T8" style:family="text">
      <style:text-properties officeooo:rsid="00af1e70"/>
    </style:style>
    <style:style style:name="T9" style:family="text">
      <style:text-properties fo:font-weight="bold" officeooo:rsid="008bd216" style:font-weight-asian="bold" style:font-weight-complex="bold"/>
    </style:style>
    <style:style style:name="T10" style:family="text">
      <style:text-properties fo:font-weight="bold" officeooo:rsid="0050d291" style:font-weight-asian="bold" style:font-weight-complex="bold"/>
    </style:style>
    <style:style style:name="T11" style:family="text">
      <style:text-properties officeooo:rsid="013ff9c0"/>
    </style:style>
    <style:style style:name="T12" style:family="text">
      <style:text-properties officeooo:rsid="00b1d621"/>
    </style:style>
    <style:style style:name="T13" style:family="text">
      <style:text-properties fo:font-weight="bold" officeooo:rsid="0174b965" style:font-weight-asian="bold"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174b965"/>
    </style:style>
    <style:style style:name="T17" style:family="text">
      <style:text-properties officeooo:rsid="0172412a"/>
    </style:style>
    <style:style style:name="T18" style:family="text">
      <style:text-properties officeooo:rsid="00547beb"/>
    </style:style>
    <style:style style:name="T19" style:family="text">
      <style:text-properties officeooo:rsid="0175e954"/>
    </style:style>
    <style:style style:name="T20" style:family="text">
      <style:text-properties fo:font-style="italic" style:font-style-asian="italic" style:font-style-complex="italic"/>
    </style:style>
    <style:style style:name="T21" style:family="text">
      <style:text-properties officeooo:rsid="01963338"/>
    </style:style>
    <style:style style:name="T22" style:family="text">
      <style:text-properties officeooo:rsid="01790848"/>
    </style:style>
    <style:style style:name="T23" style:family="text">
      <style:text-properties officeooo:rsid="01404cf8"/>
    </style:style>
    <style:style style:name="T24" style:family="text">
      <style:text-properties officeooo:rsid="01773040"/>
    </style:style>
    <style:style style:name="T25" style:family="text">
      <style:text-properties fo:font-weight="bold" officeooo:rsid="01773040" style:font-weight-asian="bold" style:font-weight-complex="bold"/>
    </style:style>
    <style:style style:name="T26" style:family="text">
      <style:text-properties fo:font-style="italic" officeooo:rsid="01773040" style:font-style-asian="italic" style:font-style-complex="italic"/>
    </style:style>
    <style:style style:name="T27" style:family="text">
      <style:text-properties officeooo:rsid="0179afb6"/>
    </style:style>
    <style:style style:name="T28" style:family="text">
      <style:text-properties fo:language="fr" fo:country="FR" fo:font-weight="normal" officeooo:rsid="01773040" fo:background-color="transparent" loext:char-shading-value="0" style:font-weight-asian="normal" style:font-weight-complex="normal"/>
    </style:style>
    <style:style style:name="T29" style:family="text">
      <style:text-properties fo:language="fr" fo:country="FR" fo:font-weight="normal" officeooo:rsid="0179afb6" fo:background-color="transparent" loext:char-shading-value="0" style:font-weight-asian="normal" style:font-weight-complex="normal"/>
    </style:style>
    <style:style style:name="T30" style:family="text">
      <style:text-properties fo:language="fr" fo:country="FR" fo:font-weight="bold" officeooo:rsid="0179afb6" fo:background-color="transparent" loext:char-shading-value="0" style:font-weight-asian="bold" style:font-weight-complex="bold"/>
    </style:style>
    <style:style style:name="T31" style:family="text">
      <style:text-properties fo:language="fr" fo:country="FR" fo:font-style="italic" fo:font-weight="normal" officeooo:rsid="0179afb6" fo:background-color="transparent" loext:char-shading-value="0" style:font-style-asian="italic" style:font-weight-asian="normal" style:font-style-complex="italic" style:font-weight-complex="normal"/>
    </style:style>
    <style:style style:name="T32" style:family="text">
      <style:text-properties fo:language="fr" fo:country="FR" fo:font-weight="normal" officeooo:rsid="017a88a2" fo:background-color="transparent" loext:char-shading-value="0" style:font-weight-asian="normal" style:font-weight-complex="normal"/>
    </style:style>
    <style:style style:name="T33" style:family="text">
      <style:text-properties fo:language="fr" fo:country="FR" fo:font-style="italic" fo:font-weight="normal" officeooo:rsid="017a88a2" fo:background-color="transparent" loext:char-shading-value="0" style:font-style-asian="italic" style:font-weight-asian="normal" style:font-style-complex="italic" style:font-weight-complex="normal"/>
    </style:style>
    <style:style style:name="T34" style:family="text">
      <style:text-properties fo:language="fr" fo:country="FR" fo:font-style="normal" fo:font-weight="normal" officeooo:rsid="017a88a2" fo:background-color="transparent" loext:char-shading-value="0" style:font-style-asian="normal" style:font-weight-asian="normal" style:font-style-complex="normal" style:font-weight-complex="normal"/>
    </style:style>
    <style:style style:name="T35" style:family="text">
      <style:text-properties fo:language="fr" fo:country="FR" fo:font-weight="normal" officeooo:rsid="0024ff5f" style:font-weight-asian="normal" style:font-weight-complex="normal"/>
    </style:style>
    <style:style style:name="T36" style:family="text">
      <style:text-properties fo:language="fr" fo:country="FR" fo:font-weight="normal" officeooo:rsid="017d87a5" style:font-weight-asian="normal" style:font-weight-complex="normal"/>
    </style:style>
    <style:style style:name="T37" style:family="text">
      <style:text-properties fo:language="fr" fo:country="FR" fo:font-weight="normal" officeooo:rsid="002324e4" style:font-weight-asian="normal" style:font-weight-complex="normal"/>
    </style:style>
    <style:style style:name="T38" style:family="text">
      <style:text-properties fo:language="fr" fo:country="FR" fo:font-style="italic" fo:font-weight="normal" officeooo:rsid="002324e4" style:font-style-asian="italic" style:font-weight-asian="normal" style:font-style-complex="italic" style:font-weight-complex="normal"/>
    </style:style>
    <style:style style:name="T39" style:family="text">
      <style:text-properties fo:language="fr" fo:country="FR" fo:font-weight="normal" officeooo:rsid="017e3c39" style:font-weight-asian="normal" style:font-weight-complex="normal"/>
    </style:style>
    <style:style style:name="T40" style:family="text">
      <style:text-properties fo:language="fr" fo:country="FR" fo:font-weight="normal" officeooo:rsid="0182fdbc" style:font-weight-asian="normal" style:font-weight-complex="normal"/>
    </style:style>
    <style:style style:name="T41" style:family="text">
      <style:text-properties officeooo:rsid="017e3c39"/>
    </style:style>
    <style:style style:name="T42" style:family="text">
      <style:text-properties officeooo:rsid="00919196"/>
    </style:style>
    <style:style style:name="T43" style:family="text">
      <style:text-properties fo:font-weight="normal" officeooo:rsid="0050d291" style:font-weight-asian="normal" style:font-weight-complex="normal"/>
    </style:style>
    <style:style style:name="T44" style:family="text">
      <style:text-properties fo:font-style="italic" officeooo:rsid="017e3c39" style:font-style-asian="italic" style:font-style-complex="italic"/>
    </style:style>
    <style:style style:name="T45" style:family="text">
      <style:text-properties fo:font-weight="bold" officeooo:rsid="017e3c39" style:font-weight-asian="bold" style:font-weight-complex="bold"/>
    </style:style>
    <style:style style:name="T46" style:family="text">
      <style:text-properties fo:font-weight="normal" officeooo:rsid="017e3c39" style:font-weight-asian="normal" style:font-weight-complex="normal"/>
    </style:style>
    <style:style style:name="T47" style:family="text">
      <style:text-properties fo:language="fr" fo:country="FR" fo:font-weight="bold" officeooo:rsid="008bd216" style:font-weight-asian="bold" style:font-weight-complex="bold"/>
    </style:style>
    <style:style style:name="T48" style:family="text">
      <style:text-properties officeooo:rsid="002e9ac5"/>
    </style:style>
    <style:style style:name="T49" style:family="text">
      <style:text-properties officeooo:rsid="00276bfd"/>
    </style:style>
    <style:style style:name="T50" style:family="text">
      <style:text-properties officeooo:rsid="017d87a5"/>
    </style:style>
    <style:style style:name="T51" style:family="text">
      <style:text-properties style:text-underline-style="solid" style:text-underline-width="auto" style:text-underline-color="font-color"/>
    </style:style>
    <style:style style:name="T52" style:family="text">
      <style:text-properties fo:language="fr" fo:country="FR" officeooo:rsid="0028277d"/>
    </style:style>
    <style:style style:name="T53" style:family="text">
      <style:text-properties fo:language="fr" fo:country="FR"/>
    </style:style>
    <style:style style:name="T54" style:family="text">
      <style:text-properties fo:language="fr" fo:country="FR" fo:font-style="italic" style:font-style-asian="italic" style:font-style-complex="italic"/>
    </style:style>
    <style:style style:name="T55" style:family="text">
      <style:text-properties fo:language="fr" fo:country="FR" officeooo:rsid="01812e05"/>
    </style:style>
    <style:style style:name="T56" style:family="text">
      <style:text-properties fo:language="fr" fo:country="FR" style:text-underline-style="solid" style:text-underline-width="auto" style:text-underline-color="font-color" officeooo:rsid="01812e05"/>
    </style:style>
    <style:style style:name="T57" style:family="text">
      <style:text-properties fo:language="fr" fo:country="FR" fo:font-style="italic" officeooo:rsid="01812e05" style:font-style-asian="italic" style:font-style-complex="italic"/>
    </style:style>
    <style:style style:name="T58" style:family="text">
      <style:text-properties fo:language="fr" fo:country="FR" officeooo:rsid="00961282"/>
    </style:style>
    <style:style style:name="T59" style:family="text">
      <style:text-properties fo:language="fr" fo:country="FR" officeooo:rsid="0152ade6"/>
    </style:style>
    <style:style style:name="T60" style:family="text">
      <style:text-properties fo:language="fr" fo:country="FR" officeooo:rsid="00c9e4b7"/>
    </style:style>
    <style:style style:name="T61" style:family="text">
      <style:text-properties fo:language="fr" fo:country="FR" officeooo:rsid="01b1815f"/>
    </style:style>
    <style:style style:name="T62" style:family="text">
      <style:text-properties fo:language="fr" fo:country="FR" officeooo:rsid="00349d38"/>
    </style:style>
    <style:style style:name="T63" style:family="text">
      <style:text-properties style:font-name="DejaVu Sans Mono" fo:font-size="10pt" fo:language="fr" fo:country="FR" officeooo:rsid="0130d6f2" style:font-size-asian="10pt" style:font-size-complex="10pt"/>
    </style:style>
    <style:style style:name="T64" style:family="text">
      <style:text-properties style:font-name="Liberation Serif" fo:font-size="11pt" fo:language="fr" fo:country="FR" officeooo:rsid="00349d38" style:font-size-asian="11pt" style:font-size-complex="11pt"/>
    </style:style>
    <style:style style:name="T65" style:family="text">
      <style:text-properties style:use-window-font-color="true" loext:opacity="0%" style:font-name="DejaVu Sans Mono1" fo:font-size="10pt" fo:font-weight="normal" fo:background-color="transparent" loext:char-shading-value="0" style:font-size-asian="10.5pt" style:font-weight-asian="normal" style:font-weight-complex="normal"/>
    </style:style>
    <style:style style:name="T66" style:family="text">
      <style:text-properties style:font-name="DejaVu Sans Mono" fo:font-size="10pt" fo:language="fr" fo:country="FR" officeooo:rsid="00349d38" style:font-size-asian="10pt" style:font-size-complex="10pt"/>
    </style:style>
    <style:style style:name="T67" style:family="text">
      <style:text-properties style:font-name="DejaVu Sans Mono" fo:font-size="10pt" fo:language="fr" fo:country="FR" officeooo:rsid="01452eda" style:font-size-asian="10pt" style:font-size-complex="10pt"/>
    </style:style>
    <style:style style:name="T68" style:family="text">
      <style:text-properties fo:language="fr" fo:country="FR" officeooo:rsid="01452eda"/>
    </style:style>
    <style:style style:name="T69" style:family="text">
      <style:text-properties fo:language="fr" fo:country="FR" fo:font-style="italic" officeooo:rsid="01452eda" style:font-style-asian="italic" style:font-style-complex="italic"/>
    </style:style>
    <style:style style:name="T70" style:family="text">
      <style:text-properties fo:font-weight="bold" officeooo:rsid="00966050" style:font-weight-asian="bold" style:font-weight-complex="bold"/>
    </style:style>
    <style:style style:name="T71" style:family="text">
      <style:text-properties fo:font-weight="normal" officeooo:rsid="0197dd81" style:font-weight-asian="normal" style:font-weight-complex="normal"/>
    </style:style>
    <style:style style:name="T72" style:family="text">
      <style:text-properties fo:font-weight="normal" officeooo:rsid="01b1815f" style:font-weight-asian="normal" style:font-weight-complex="normal"/>
    </style:style>
    <style:style style:name="T73" style:family="text">
      <style:text-properties fo:font-style="italic" fo:font-weight="normal" officeooo:rsid="0197dd81" style:font-style-asian="italic" style:font-weight-asian="normal" style:font-style-complex="italic" style:font-weight-complex="normal"/>
    </style:style>
    <style:style style:name="T74" style:family="text">
      <style:text-properties fo:font-weight="normal" officeooo:rsid="018f7f24" style:font-weight-asian="normal" style:font-weight-complex="normal"/>
    </style:style>
    <style:style style:name="T75" style:family="text">
      <style:text-properties fo:font-weight="normal" officeooo:rsid="0149b7b6" style:font-weight-asian="normal" style:font-weight-complex="normal"/>
    </style:style>
    <style:style style:name="T76" style:family="text">
      <style:text-properties officeooo:rsid="013237a8"/>
    </style:style>
    <style:style style:name="T77" style:family="text">
      <style:text-properties officeooo:rsid="01802330"/>
    </style:style>
    <style:style style:name="T78" style:family="text">
      <style:text-properties officeooo:rsid="01a74806"/>
    </style:style>
    <style:style style:name="T79" style:family="text">
      <style:text-properties officeooo:rsid="01a85cf1"/>
    </style:style>
    <style:style style:name="T80" style:family="text">
      <style:text-properties officeooo:rsid="01470e98"/>
    </style:style>
    <style:style style:name="T81" style:family="text">
      <style:text-properties officeooo:rsid="0132e2d6"/>
    </style:style>
    <style:style style:name="T82" style:family="text">
      <style:text-properties fo:font-weight="normal" officeooo:rsid="0132e2d6" style:font-weight-asian="normal" style:font-weight-complex="normal"/>
    </style:style>
    <style:style style:name="T83" style:family="text">
      <style:text-properties fo:font-weight="normal" officeooo:rsid="01802330" style:font-weight-asian="normal" style:font-weight-complex="normal"/>
    </style:style>
    <style:style style:name="T84" style:family="text">
      <style:text-properties fo:font-weight="normal" officeooo:rsid="01488359" style:font-weight-asian="normal" style:font-weight-complex="normal"/>
    </style:style>
    <style:style style:name="T85" style:family="text">
      <style:text-properties fo:font-weight="bold" officeooo:rsid="0132e2d6" style:font-weight-asian="bold" style:font-weight-complex="bold"/>
    </style:style>
    <style:style style:name="T86" style:family="text">
      <style:text-properties style:font-name="DejaVu Sans Mono" fo:font-size="10pt" style:font-size-asian="10pt" style:font-size-complex="10pt"/>
    </style:style>
    <style:style style:name="T87" style:family="text">
      <style:text-properties fo:color="#569cd6" loext:opacity="100%"/>
    </style:style>
    <style:style style:name="T88" style:family="text">
      <style:text-properties fo:color="#b5cea8" loext:opacity="100%"/>
    </style:style>
    <style:style style:name="T89" style:family="text">
      <style:text-properties officeooo:rsid="01488359"/>
    </style:style>
    <style:style style:name="T90" style:family="text">
      <style:text-properties officeooo:rsid="0180e5d8"/>
    </style:style>
    <style:style style:name="T91" style:family="text">
      <style:text-properties style:font-name="Liberation Serif" fo:font-size="10pt" style:font-size-asian="10pt" style:font-size-complex="10pt"/>
    </style:style>
    <style:style style:name="T92" style:family="text">
      <style:text-properties style:font-name="DejaVu Sans Mono" fo:font-size="10pt" officeooo:rsid="0134191a" style:font-size-asian="10pt" style:font-size-complex="10pt"/>
    </style:style>
    <style:style style:name="T93" style:family="text">
      <style:text-properties officeooo:rsid="0133d368"/>
    </style:style>
    <style:style style:name="T94" style:family="text">
      <style:text-properties fo:font-weight="bold" officeooo:rsid="00976567" style:font-weight-asian="bold" style:font-weight-complex="bold"/>
    </style:style>
    <style:style style:name="T95" style:family="text">
      <style:text-properties fo:font-weight="bold" officeooo:rsid="0133a148" style:font-weight-asian="bold" style:font-weight-complex="bold"/>
    </style:style>
    <style:style style:name="T96" style:family="text">
      <style:text-properties fo:font-weight="normal" officeooo:rsid="01a9fed2" style:font-weight-asian="normal" style:font-weight-complex="normal"/>
    </style:style>
    <style:style style:name="T97" style:family="text">
      <style:text-properties style:font-name="FreeMono" fo:font-size="10pt" officeooo:rsid="0134191a" style:font-size-asian="10pt" style:font-size-complex="10pt"/>
    </style:style>
    <style:style style:name="T98" style:family="text">
      <style:text-properties officeooo:rsid="01a9fed2"/>
    </style:style>
    <style:style style:name="T99" style:family="text">
      <style:text-properties officeooo:rsid="0149b7b6"/>
    </style:style>
    <style:style style:name="T100" style:family="text">
      <style:text-properties officeooo:rsid="01694ab2"/>
    </style:style>
    <style:style style:name="T101" style:family="text">
      <style:text-properties officeooo:rsid="01a2df94"/>
    </style:style>
    <style:style style:name="T102" style:family="text">
      <style:text-properties officeooo:rsid="01a134c7"/>
    </style:style>
    <style:style style:name="T103" style:family="text">
      <style:text-properties fo:language="fr" fo:country="FR" officeooo:rsid="00a09ab8"/>
    </style:style>
    <style:style style:name="T104" style:family="text">
      <style:text-properties fo:language="fr" fo:country="FR" officeooo:rsid="00bd6c2f"/>
    </style:style>
    <style:style style:name="T105" style:family="text">
      <style:text-properties fo:language="fr" fo:country="FR" officeooo:rsid="01a9fed2"/>
    </style:style>
    <style:style style:name="T106" style:family="text">
      <style:text-properties fo:language="fr" fo:country="FR" officeooo:rsid="01a134c7"/>
    </style:style>
    <style:style style:name="T107" style:family="text">
      <style:text-properties fo:language="fr" fo:country="FR" officeooo:rsid="01ab0587"/>
    </style:style>
    <style:style style:name="T108" style:family="text">
      <style:text-properties fo:language="fr" fo:country="FR" officeooo:rsid="01a2df94"/>
    </style:style>
    <style:style style:name="T109" style:family="text">
      <style:text-properties style:font-name="FreeMono" fo:font-size="10pt" fo:language="fr" fo:country="FR" fo:font-style="normal" officeooo:rsid="01a9fed2" style:font-size-asian="10pt" style:font-style-asian="normal" style:font-size-complex="10pt" style:font-style-complex="normal"/>
    </style:style>
    <style:style style:name="T110" style:family="text">
      <style:text-properties fo:language="fr" fo:country="FR" officeooo:rsid="01ab6670"/>
    </style:style>
    <style:style style:name="T111" style:family="text">
      <style:text-properties style:font-name="FreeMono" fo:font-size="10pt" fo:language="fr" fo:country="FR" officeooo:rsid="01ab6670" style:font-size-asian="10pt" style:font-size-complex="10pt"/>
    </style:style>
    <style:style style:name="T112" style:family="text">
      <style:text-properties fo:language="fr" fo:country="FR" officeooo:rsid="01b47732"/>
    </style:style>
    <style:style style:name="T113" style:family="text">
      <style:text-properties style:font-name="FreeMono" fo:font-size="10pt" fo:language="fr" fo:country="FR" officeooo:rsid="01b47732" style:font-size-asian="10pt" style:font-size-complex="10pt"/>
    </style:style>
    <style:style style:name="T114" style:family="text">
      <style:text-properties style:font-name="FreeMono" fo:font-size="10pt" fo:language="fr" fo:country="FR" style:font-size-asian="10pt" style:font-size-complex="10pt"/>
    </style:style>
    <style:style style:name="T115" style:family="text">
      <style:text-properties style:font-name="FreeMono" fo:font-size="10pt" fo:language="fr" fo:country="FR" officeooo:rsid="0134191a" style:font-size-asian="10pt" style:font-size-complex="10pt"/>
    </style:style>
    <style:style style:name="T116" style:family="text">
      <style:text-properties style:font-name="Liberation Sans" fo:font-size="10pt" fo:language="fr" fo:country="FR" officeooo:rsid="0134191a" style:font-size-asian="10pt" style:font-size-complex="10pt"/>
    </style:style>
    <style:style style:name="T117" style:family="text">
      <style:text-properties fo:font-weight="bold" officeooo:rsid="0134791e" style:font-weight-asian="bold" style:font-weight-complex="bold"/>
    </style:style>
    <style:style style:name="T118" style:family="text">
      <style:text-properties fo:font-weight="normal" officeooo:rsid="014cff56" style:font-weight-asian="normal" style:font-weight-complex="normal"/>
    </style:style>
    <style:style style:name="T119" style:family="text">
      <style:text-properties fo:font-weight="normal" officeooo:rsid="01591777" style:font-weight-asian="normal" style:font-weight-complex="normal"/>
    </style:style>
    <style:style style:name="T120" style:family="text">
      <style:text-properties style:font-name="FreeMono" fo:font-size="10pt" fo:font-weight="normal" officeooo:rsid="014cff56" style:font-size-asian="10pt" style:font-weight-asian="normal" style:font-size-complex="10pt" style:font-weight-complex="normal"/>
    </style:style>
    <style:style style:name="T121" style:family="text">
      <style:text-properties fo:font-weight="normal" officeooo:rsid="014d9295" style:font-weight-asian="normal" style:font-weight-complex="normal"/>
    </style:style>
    <style:style style:name="T122" style:family="text">
      <style:text-properties style:font-name="FreeMono" fo:font-size="10pt" fo:font-weight="normal" officeooo:rsid="0134191a" style:font-size-asian="10pt" style:font-weight-asian="normal" style:font-size-complex="10pt" style:font-weight-complex="normal"/>
    </style:style>
    <style:style style:name="T123" style:family="text">
      <style:text-properties style:font-name="FreeMono" fo:font-size="10pt" fo:font-weight="normal" officeooo:rsid="014d9295" style:font-size-asian="10pt" style:font-weight-asian="normal" style:font-size-complex="10pt" style:font-weight-complex="normal"/>
    </style:style>
    <style:style style:name="T124" style:family="text">
      <style:text-properties fo:font-weight="normal" officeooo:rsid="0170579f" style:font-weight-asian="normal" style:font-weight-complex="normal"/>
    </style:style>
    <style:style style:name="T125" style:family="text">
      <style:text-properties officeooo:rsid="014ecac7"/>
    </style:style>
    <style:style style:name="T126" style:family="text">
      <style:text-properties fo:font-style="italic" officeooo:rsid="014ecac7" style:font-style-asian="italic" style:font-style-complex="italic"/>
    </style:style>
    <style:style style:name="T127" style:family="text">
      <style:text-properties officeooo:rsid="014fc015"/>
    </style:style>
    <style:style style:name="T128" style:family="text">
      <style:text-properties fo:language="fr" fo:country="FR" officeooo:rsid="0153b701"/>
    </style:style>
    <style:style style:name="T129" style:family="text">
      <style:text-properties fo:language="fr" fo:country="FR" officeooo:rsid="00276bfd"/>
    </style:style>
    <style:style style:name="T130" style:family="text">
      <style:text-properties fo:language="fr" fo:country="FR" officeooo:rsid="01534d9c"/>
    </style:style>
    <style:style style:name="T131" style:family="text">
      <style:text-properties style:text-underline-style="solid" style:text-underline-width="auto" style:text-underline-color="font-color" officeooo:rsid="0153b701"/>
    </style:style>
    <style:style style:name="T132" style:family="text">
      <style:text-properties officeooo:rsid="0167b189"/>
    </style:style>
    <style:style style:name="T133" style:family="text">
      <style:text-properties fo:language="fr" fo:country="FR" officeooo:rsid="0039cbc2"/>
    </style:style>
    <style:style style:name="T134" style:family="text">
      <style:text-properties fo:language="fr" fo:country="FR" officeooo:rsid="00966050"/>
    </style:style>
    <style:style style:name="T135" style:family="text">
      <style:text-properties fo:language="fr" fo:country="FR" officeooo:rsid="00b730aa"/>
    </style:style>
    <style:style style:name="T136" style:family="text">
      <style:text-properties officeooo:rsid="005002f7"/>
    </style:style>
    <style:style style:name="T137" style:family="text">
      <style:text-properties officeooo:rsid="00b7f42e"/>
    </style:style>
    <style:style style:name="T138" style:family="text">
      <style:text-properties fo:font-style="normal" style:font-style-asian="normal" style:font-style-complex="normal"/>
    </style:style>
    <style:style style:name="T139" style:family="text">
      <style:text-properties fo:font-style="normal" officeooo:rsid="015520e2" style:font-style-asian="normal" style:font-style-complex="normal"/>
    </style:style>
    <style:style style:name="T140" style:family="text">
      <style:text-properties fo:font-style="normal" officeooo:rsid="0153fc25" style:font-style-asian="normal" style:font-style-complex="normal"/>
    </style:style>
    <style:style style:name="T141" style:family="text">
      <style:text-properties fo:font-style="italic" officeooo:rsid="0153fc25" style:font-style-asian="italic" style:font-style-complex="italic"/>
    </style:style>
    <style:style style:name="T142" style:family="text">
      <style:text-properties fo:font-style="normal" officeooo:rsid="01aec7b9" style:font-style-asian="normal" style:font-style-complex="normal"/>
    </style:style>
    <style:style style:name="T143" style:family="text">
      <style:text-properties style:font-name="DejaVu Sans Mono" fo:font-size="10pt" fo:font-style="normal" fo:font-weight="normal" officeooo:rsid="0134191a" style:font-size-asian="10pt" style:font-style-asian="normal" style:font-weight-asian="normal" style:font-size-complex="10pt" style:font-style-complex="normal" style:font-weight-complex="normal"/>
    </style:style>
    <style:style style:name="T144" style:family="text">
      <style:text-properties style:font-name="DejaVu Sans Mono" fo:font-size="10pt" fo:font-style="normal" fo:font-weight="normal" officeooo:rsid="014d9295" style:font-size-asian="10pt" style:font-style-asian="normal" style:font-weight-asian="normal" style:font-size-complex="10pt" style:font-style-complex="normal" style:font-weight-complex="normal"/>
    </style:style>
    <style:style style:name="T145" style:family="text">
      <style:text-properties fo:font-weight="normal" officeooo:rsid="013e2b49" style:font-weight-asian="normal" style:font-weight-complex="normal"/>
    </style:style>
    <style:style style:name="T146" style:family="text">
      <style:text-properties fo:font-weight="normal" officeooo:rsid="015a8095" style:font-weight-asian="normal" style:font-weight-complex="normal"/>
    </style:style>
    <style:style style:name="T147" style:family="text">
      <style:text-properties fo:font-weight="normal" officeooo:rsid="013f18b0" style:font-weight-asian="normal" style:font-weight-complex="normal"/>
    </style:style>
    <style:style style:name="T148" style:family="text">
      <style:text-properties fo:font-weight="bold" officeooo:rsid="015520e2" style:font-weight-asian="bold" style:font-weight-complex="bold"/>
    </style:style>
    <style:style style:name="T149" style:family="text">
      <style:text-properties officeooo:rsid="016351e0"/>
    </style:style>
    <style:style style:name="T150" style:family="text">
      <style:text-properties style:font-name="DejaVu Sans Mono" fo:font-size="10pt" officeooo:rsid="016351e0" style:font-size-asian="10pt" style:font-size-complex="10pt"/>
    </style:style>
    <style:style style:name="T151" style:family="text">
      <style:text-properties officeooo:rsid="0155e9ef"/>
    </style:style>
    <style:style style:name="T152" style:family="text">
      <style:text-properties officeooo:rsid="015bd4b7"/>
    </style:style>
    <style:style style:name="T153" style:family="text">
      <style:text-properties fo:font-weight="bold" officeooo:rsid="015d57fa" style:font-weight-asian="bold" style:font-weight-complex="bold"/>
    </style:style>
    <style:style style:name="T154" style:family="text">
      <style:text-properties fo:font-weight="bold" officeooo:rsid="01612422" style:font-weight-asian="bold" style:font-weight-complex="bold"/>
    </style:style>
    <style:style style:name="T155" style:family="text">
      <style:text-properties officeooo:rsid="015d57fa"/>
    </style:style>
    <style:style style:name="T156" style:family="text">
      <style:text-properties fo:font-style="italic" officeooo:rsid="015d57fa" style:font-style-asian="italic" style:font-style-complex="italic"/>
    </style:style>
    <style:style style:name="T157" style:family="text">
      <style:text-properties officeooo:rsid="01612422"/>
    </style:style>
    <style:style style:name="T158" style:family="text">
      <style:text-properties officeooo:rsid="015f86b3"/>
    </style:style>
    <style:style style:name="T159" style:family="text">
      <style:text-properties officeooo:rsid="0160e3ae"/>
    </style:style>
    <style:style style:name="T160" style:family="text">
      <style:text-properties fo:font-weight="bold" officeooo:rsid="0160e3ae" style:font-weight-asian="bold" style:font-weight-complex="bold"/>
    </style:style>
    <style:style style:name="T161" style:family="text">
      <style:text-properties officeooo:rsid="016092af"/>
    </style:style>
    <style:style style:name="T162" style:family="text">
      <style:text-properties fo:font-style="italic" officeooo:rsid="016092af" style:font-style-asian="italic" style:font-style-complex="italic"/>
    </style:style>
    <style:style style:name="T163" style:family="text">
      <style:text-properties officeooo:rsid="0161d697"/>
    </style:style>
    <style:style style:name="T164" style:family="text">
      <style:text-properties style:font-name="DejaVu Sans Mono" fo:font-size="10pt" officeooo:rsid="0161d697" style:font-size-asian="10pt" style:font-size-complex="10pt"/>
    </style:style>
    <style:style style:name="T165" style:family="text">
      <style:text-properties style:text-underline-style="solid" style:text-underline-width="auto" style:text-underline-color="font-color" officeooo:rsid="0155e9ef"/>
    </style:style>
    <style:style style:name="T166" style:family="text">
      <style:text-properties style:text-underline-style="solid" style:text-underline-width="auto" style:text-underline-color="font-color" officeooo:rsid="015bd4b7"/>
    </style:style>
    <style:style style:name="T167" style:family="text">
      <style:text-properties style:text-underline-style="solid" style:text-underline-width="auto" style:text-underline-color="font-color" officeooo:rsid="01668af9"/>
    </style:style>
    <style:style style:name="T168" style:family="text">
      <style:text-properties officeooo:rsid="015c9660"/>
    </style:style>
    <style:style style:name="T169" style:family="text">
      <style:text-properties officeooo:rsid="0170579f"/>
    </style:style>
    <style:style style:name="T170" style:family="text">
      <style:text-properties officeooo:rsid="005d87a1"/>
    </style:style>
    <style:style style:name="T171" style:family="text">
      <style:text-properties style:font-name="DejaVu Sans Mono" fo:font-size="10pt" officeooo:rsid="005d87a1" style:font-size-asian="10pt" style:font-size-complex="10pt"/>
    </style:style>
    <style:style style:name="T172" style:family="text">
      <style:text-properties style:font-name="Liberation Serif" fo:font-size="12pt" officeooo:rsid="005d87a1" style:font-size-asian="10.5pt" style:font-size-complex="12pt"/>
    </style:style>
    <style:style style:name="T173" style:family="text">
      <style:text-properties style:font-name="Liberation Serif" fo:font-size="12pt" officeooo:rsid="016d3ab1" style:font-size-asian="10.5pt" style:font-size-complex="12pt"/>
    </style:style>
    <style:style style:name="T174" style:family="text">
      <style:text-properties style:font-name="DejaVu Sans Mono" fo:font-size="10pt" officeooo:rsid="016d3ab1" style:font-size-asian="10pt" style:font-size-complex="10pt"/>
    </style:style>
    <style:style style:name="T175" style:family="text">
      <style:text-properties style:font-name="Liberation Serif" fo:font-size="12pt" officeooo:rsid="016e8e6d" style:font-size-asian="10.5pt" style:font-size-complex="12pt"/>
    </style:style>
    <style:style style:name="T176" style:family="text">
      <style:text-properties officeooo:rsid="016d3ab1"/>
    </style:style>
    <style:style style:name="T177" style:family="text">
      <style:text-properties officeooo:rsid="010cb5e9"/>
    </style:style>
    <style:style style:name="T178" style:family="text">
      <style:text-properties fo:color="#990000" loext:opacity="100%" officeooo:rsid="00aa65d7"/>
    </style:style>
    <style:style style:name="T179" style:family="text">
      <style:text-properties fo:color="#990000" loext:opacity="100%" officeooo:rsid="00a90840"/>
    </style:style>
    <style:style style:name="T180" style:family="text">
      <style:text-properties fo:color="#990000" loext:opacity="100%" officeooo:rsid="010cb5e9"/>
    </style:style>
    <style:style style:name="T181" style:family="text">
      <style:text-properties fo:color="#990000" loext:opacity="100%" officeooo:rsid="010dda8e"/>
    </style:style>
    <style:style style:name="T182" style:family="text">
      <style:text-properties fo:color="#990000" loext:opacity="100%" style:font-name="DejaVu Sans Mono" fo:font-size="10pt" officeooo:rsid="010dda8e" style:font-size-asian="10pt" style:font-size-complex="10pt"/>
    </style:style>
    <style:style style:name="T183" style:family="text">
      <style:text-properties fo:color="#990000" loext:opacity="100%" officeooo:rsid="01104af5"/>
    </style:style>
    <style:style style:name="T184" style:family="text">
      <style:text-properties fo:font-weight="bold" officeooo:rsid="0156906b" style:font-weight-asian="bold" style:font-weight-complex="bold"/>
    </style:style>
    <style:style style:name="T185" style:family="text">
      <style:text-properties officeooo:rsid="00b92388"/>
    </style:style>
    <style:style style:name="T186" style:family="text">
      <style:text-properties officeooo:rsid="00a4966f"/>
    </style:style>
    <style:style style:name="T187" style:family="text">
      <style:text-properties fo:font-weight="bold" officeooo:rsid="0112a9b6" style:font-weight-asian="bold" style:font-weight-complex="bold"/>
    </style:style>
    <style:style style:name="T188" style:family="text">
      <style:text-properties officeooo:rsid="00b9d461"/>
    </style:style>
    <style:style style:name="T189" style:family="text">
      <style:text-properties style:font-name="DejaVu Sans Mono" fo:font-size="10pt" officeooo:rsid="00b9d461" style:font-size-asian="10pt" style:font-size-complex="10pt"/>
    </style:style>
    <style:style style:name="T190" style:family="text">
      <style:text-properties style:font-name="Liberation Serif" fo:font-size="10pt" officeooo:rsid="00b9d461" style:font-size-asian="10pt" style:font-size-complex="10pt"/>
    </style:style>
    <style:style style:name="T191" style:family="text">
      <style:text-properties fo:font-weight="bold" officeooo:rsid="01875d97" style:font-weight-asian="bold" style:font-weight-complex="bold"/>
    </style:style>
    <style:style style:name="T192" style:family="text">
      <style:text-properties fo:font-weight="normal" officeooo:rsid="01875d97" style:font-weight-asian="normal" style:font-weight-complex="normal"/>
    </style:style>
    <style:style style:name="T193" style:family="text">
      <style:text-properties fo:font-weight="normal" officeooo:rsid="0189236e" style:font-weight-asian="normal" style:font-weight-complex="normal"/>
    </style:style>
    <style:style style:name="T194" style:family="text">
      <style:text-properties fo:font-weight="bold" officeooo:rsid="0189236e"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01cm" fo:text-indent="-0.635cm" fo:margin-left="8.0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penGL</text:span> - TD <text:span text:style-name="T2">0</text:span>1</text:p>
      <text:p text:style-name="P2">Initiation <text:span text:style-name="T3">au rendu 3D</text:span> et <text:span text:style-name="T4">GLFW</text:span></text:p>
      <text:p text:style-name="P3">L’objectif de cette <text:span text:style-name="T5">première partie des TP </text:span>est de vous initier <text:span text:style-name="T3">au rendu 3D</text:span> (<text:span text:style-name="T3">en cachant toutes les spécificités d’OpenGL que nous verrons l’année prochaine</text:span>). Ce premier TP va <text:span text:style-name="T3">surtout</text:span> vous permettre de prendre en main <text:span text:style-name="T5">GLFW, un système de fenêtrage et d’I</text:span><text:span text:style-name="T6">nterface </text:span><text:span text:style-name="T5">H</text:span><text:span text:style-name="T6">omme </text:span><text:span text:style-name="T5">M</text:span><text:span text:style-name="T6">achine (</text:span><text:span text:style-name="T7">IHM</text:span><text:span text:style-name="T6">)</text:span><text:span text:style-name="T5">, </text:span>afin de créer une fenêtre dans laquelle un rendu OpenGL pourra être effectué. Nous verrons également comment intégrer la gestion des <text:span text:style-name="T8">événements</text:span> de type clavier, souris, etc…</text:p>
      <text:h text:style-name="P4" text:outline-level="1">Exercice <text:span text:style-name="T2">0</text:span>1 – Késako</text:h>
      <text:p text:style-name="P5">Avant de commencer à travailler, il serait bon de savoir quels outils nous utilisons.</text:p>
      <text:p text:style-name="P6">Questions :</text:p>
      <text:p text:style-name="P7">À l’aide d’internet <text:span text:style-name="T3">(chatGPT)</text:span>, <text:span text:style-name="T3">déterminez</text:span> rapidement :</text:p>
      <text:p text:style-name="List_20_1"><text:span text:style-name="T9">0</text:span><text:span text:style-name="T10">1. </text:span>Qu’est-ce qu’OpenGL ?</text:p>
      <text:p text:style-name="P8"><text:span text:style-name="T9">0</text:span><text:span text:style-name="T10">2. </text:span>Qu’est-ce <text:span text:style-name="T5">que GLFW</text:span> ?</text:p>
      <text:h text:style-name="P9" text:outline-level="1">Exercice <text:span text:style-name="T2">0</text:span>2 – Votre première fenêtre</text:h>
      <text:p text:style-name="P10">Maintenant que vous savez ce que sont OpenGL et <text:span text:style-name="T11">GLFW</text:span>, il est temps de s’en servir. Cet exercice ne vous demande<text:span text:style-name="T12">ra</text:span> pas d’écrire de code, il vise à vous montrer la manière dont nous allons travailler, notamment via l’outil de compilation <text:span text:style-name="T13">cm</text:span><text:span text:style-name="T14">ake</text:span><text:span text:style-name="T15"> </text:span><text:span text:style-name="T16">et le template de code associé.</text:span></text:p>
      <text:p text:style-name="P11"><text:span text:style-name="T17">Le « </text:span><text:span text:style-name="T16">template » de </text:span><text:span text:style-name="T17">code du T</text:span><text:span text:style-name="T16">D</text:span><text:span text:style-name="T17"> </text:span><text:span text:style-name="T18">est disponible</text:span> <text:span text:style-name="T17">sur l’espace d’elearning ou sur le site de votre chargé de TD</text:span>. <text:span text:style-name="T16">Il est constitué d’un certain nombre de fichiers </text:span><text:span text:style-name="T19">que vous reconnaîtrez</text:span><text:span text:style-name="T16"> :</text:span></text:p>
      <text:list text:style-name="L1">
        <text:list-item>
          <text:p text:style-name="P12"><text:span text:style-name="T20">README.md</text:span> est un fichier classique présentant un projet informatique et, souvent, les instructions pour le compiler, l’installer ou l’utiliser. Vous y trouverez les informations nécessaires de compilation notamment.</text:p>
        </text:list-item>
        <text:list-item>
          <text:p text:style-name="P13"><text:span text:style-name="T20">CMakeLists.txt</text:span> est un fichier de configuration pour <text:span text:style-name="T14">cmake</text:span>.</text:p>
        </text:list-item>
      </text:list>
      <text:p text:style-name="P14">Plus important, les dossiers de ce template sont les suivants :</text:p>
      <text:list text:style-name="L2">
        <text:list-item>
          <text:p text:style-name="P15"><text:span text:style-name="T20">assets </text:span>: contiendra les données, essentiellement les images que nous utiliserons <text:span text:style-name="T21">mais aussi les shaders que nous verrons l’année prochaine</text:span></text:p>
        </text:list-item>
        <text:list-item>
          <text:p text:style-name="P15"><text:span text:style-name="T20">bin </text:span>: contiendra les exécutables</text:p>
        </text:list-item>
        <text:list-item>
          <text:p text:style-name="P15"><text:span text:style-name="T20">third_party </text:span>: contiendra les bibliothèques utiles</text:p>
        </text:list-item>
        <text:list-item>
          <text:p text:style-name="P15"><text:span text:style-name="T20">src </text:span>: est un simple dossier de configuration</text:p>
        </text:list-item>
        <text:list-item>
          <text:p text:style-name="P15"><text:span text:style-name="T20">TDXX </text:span>: contiendra vos exercices pour chaque TD</text:p>
        </text:list-item>
      </text:list>
      <text:p text:style-name="P16"><text:span text:style-name="T19">Évidemment dans ces TD, </text:span>nous travaillerons avec OpenGL <text:span text:style-name="T22">(qui doit être installé sur votre machine)</text:span> et <text:span text:style-name="T23">GLFW </text:span><text:span text:style-name="T22">(qui sera compilé directement)</text:span>. <text:span text:style-name="T24">Une fois </text:span><text:span text:style-name="T25">cmake </text:span><text:span text:style-name="T24">exécuté par vscode, il créera un dossier </text:span><text:span text:style-name="T26">build</text:span><text:span text:style-name="T24">. Sinon vous pouvez faire </text:span><text:span text:style-name="T22">tout le processus </text:span><text:span text:style-name="T24">à la main </text:span><text:span text:style-name="T22">avec les commandes suivantes dans un terminal </text:span><text:span text:style-name="T27">à l’instar de Mr Robot </text:span><text:span text:style-name="T3">(c’est évidemment ma version préférée car vous maîtrisez tout le processus)</text:span><text:span text:style-name="T27"> :</text:span></text:p>
      <text:p text:style-name="P17"><text:soft-page-break/>mkdir build</text:p>
      <text:p text:style-name="P17">cd build</text:p>
      <text:p text:style-name="P17">cmake ../</text:p>
      <text:p text:style-name="P18">make</text:p>
      <text:p text:style-name="P19"><text:span text:style-name="T28">L</text:span><text:span text:style-name="T29">e </text:span><text:span text:style-name="T30">cmake</text:span><text:span text:style-name="T29"> est configuré pour rechercher dans les répertoires </text:span><text:span text:style-name="T31">TD0X</text:span><text:span text:style-name="T29"> les fichiers c</text:span><text:span text:style-name="T32">pp </text:span><text:span text:style-name="T29">commençant par les lettres ‘ex’. </text:span><text:span text:style-name="T32">Ainsi c</text:span><text:span text:style-name="T29">haque fichier source </text:span><text:span text:style-name="T31">ex</text:span><text:span text:style-name="T33">*</text:span><text:span text:style-name="T31">.cpp</text:span><text:span text:style-name="T29"> </text:span><text:span text:style-name="T32">(</text:span><text:span text:style-name="T33">*</text:span><text:span text:style-name="T32"> désigne un ensemble de lettres) </text:span><text:span text:style-name="T29">créera un exécutable correspondant </text:span><text:span text:style-name="T32">nommé </text:span><text:span text:style-name="T33">TD0X_ex*.cpp</text:span><text:span text:style-name="T34"> qui sera situé dans le répertoire </text:span><text:span text:style-name="T33">bin</text:span><text:span text:style-name="T34">.</text:span><text:span text:style-name="T29"> Pour le moment, il n’existe qu’un seul répertoire </text:span><text:span text:style-name="T31">TD01</text:span><text:span text:style-name="T29"> contenant un fichier </text:span><text:span text:style-name="T33">ex02.cpp</text:span><text:span text:style-name="T32"> donc lorsque vous compilerez, vous devriez obtenir l’exécutable </text:span><text:span text:style-name="T33">TD01_ex02 </text:span><text:span text:style-name="T35">cré</text:span><text:span text:style-name="T36">é</text:span><text:span text:style-name="T37"> dans le répertoire </text:span><text:span text:style-name="T38">bin/</text:span><text:span text:style-name="T37">. </text:span></text:p>
      <text:p text:style-name="P19"><text:span text:style-name="T35">Pour exécuter </text:span><text:span text:style-name="T39">le code créé, utilisez Vscode ou, directement dans un terminal,</text:span><text:span text:style-name="T35"> entrez la commande </text:span><text:span text:style-name="T40">(à partir du répertoire source)</text:span><text:span text:style-name="T35"> :</text:span></text:p>
      <text:p text:style-name="P20">bin/<text:span text:style-name="T41">TD</text:span><text:span text:style-name="T42">0</text:span>1_ex<text:span text:style-name="T42">0</text:span>2</text:p>
      <text:p text:style-name="P21"><text:span text:style-name="T9">0</text:span><text:span text:style-name="T10">1.</text:span><text:span text:style-name="T43"> </text:span><text:span text:style-name="T41">Compilez le fichier </text:span><text:span text:style-name="T44">ex_02.cpp</text:span><text:span text:style-name="T41"> (de la manière que vous souhaitez)</text:span></text:p>
      <text:p text:style-name="P21"><text:span text:style-name="T9">0</text:span><text:span text:style-name="T45">2</text:span><text:span text:style-name="T10">.</text:span><text:span text:style-name="T43"> </text:span><text:span text:style-name="T46">Lancez l’exécutable correspondant. Pour le moment, vous ne devriez voir qu’une simple fenêtre rectangulaire présentant un fond bordeaux.</text:span></text:p>
      <text:p text:style-name="P21"><text:span text:style-name="T47"/></text:p>
      <text:h text:style-name="P22" text:outline-level="1"><text:span text:style-name="T48">Not</text:span><text:span text:style-name="T6">e</text:span><text:span text:style-name="T49"> – </text:span><text:span text:style-name="T50">Faire d’autres exercices puis d’autres TD</text:span></text:h>
      <text:p text:style-name="P23"><text:span text:style-name="T50">Pour faire les </text:span>exercices suivants de ce TD il suffira de créer de nouveaux fichiers <text:span text:style-name="T51">qui doivent impérativement commencer par</text:span> <text:span text:style-name="T20">ex</text:span>. Ainsi, par exemple, pour réaliser l’exercice 3, vous pouvez copier le fichier <text:span text:style-name="T20">ex02.cpp</text:span> en <text:span text:style-name="T20">ex03.cpp</text:span>. La compilation générera un exécutable appelé <text:span text:style-name="T20">TD01_ex03</text:span></text:p>
      <text:p text:style-name="P24"><text:span text:style-name="T52">L</text:span><text:span text:style-name="T53">orsque vous changerez de TD, il vous suffira de dupliquer le répertoire </text:span><text:span text:style-name="T54">TD01</text:span><text:span text:style-name="T53"> en </text:span><text:span text:style-name="T54">TD02</text:span><text:span text:style-name="T53">. </text:span><text:span text:style-name="T55">Vous pouvez retirer les fichiers .cpp précédent mais </text:span><text:span text:style-name="T56">il faut absolument conserver le fichier</text:span><text:span text:style-name="T55"> </text:span><text:span text:style-name="T57">CMakeLists.txt</text:span><text:span text:style-name="T55"> . </text:span><text:span text:style-name="T53">Dans ce nouveau répertoire, tout fichier commençant par ‘</text:span><text:span text:style-name="T54">ex’</text:span><text:span text:style-name="T53"> générera un exécutable (comme pour le </text:span><text:span text:style-name="T54">TD01</text:span><text:span text:style-name="T53"> donc). </text:span></text:p>
      <text:p text:style-name="P25">Il est possible de ne compiler que les exercices d’un TD grâce à la commande </text:p>
      <text:p text:style-name="P26">make TD01</text:p>
      <text:p text:style-name="P27">C’est disponible également dans les options de build de VSCode <text:span text:style-name="T3">(à côté de la roue dentée par exemple)</text:span>.</text:p>
      <text:p text:style-name="P28"><text:span text:style-name="T53"/></text:p>
      <text:p text:style-name="P28"><text:span text:style-name="T53"/></text:p>
      <text:p text:style-name="P28"><text:span text:style-name="T53"/></text:p>
      <text:p text:style-name="P28"><text:span text:style-name="T53"/></text:p>
      <text:p text:style-name="P28"><text:span text:style-name="T53"/></text:p>
      <text:p text:style-name="P28"><text:span text:style-name="T53"/></text:p>
      <text:p text:style-name="P28"><text:span text:style-name="T53"/></text:p>
      <text:p text:style-name="P28"><text:span text:style-name="T53"/></text:p>
      <text:h text:style-name="P29" text:outline-level="1"><text:soft-page-break/><text:span text:style-name="T53">Exercice </text:span><text:span text:style-name="T58">0</text:span><text:span text:style-name="T53">3 – </text:span><text:span text:style-name="T59">Le d</text:span><text:span text:style-name="T53">omptage de </text:span><text:span text:style-name="T60">la </text:span><text:span text:style-name="T53">fenêtre</text:span></text:h>
      <text:p text:style-name="P30"><text:span text:style-name="T61">Regardez dans la fonction main. </text:span><text:span text:style-name="T62">La fonction </text:span><text:a xlink:type="simple" xlink:href="https://www.glfw.org/docs/latest/group__window.html#ga3555a418df92ad53f917597fe2f64aeb" text:style-name="Internet_20_link" text:visited-style-name="Visited_20_Internet_20_Link"><text:span text:style-name="T63">glfwCreateWindow</text:span></text:a><text:span text:style-name="T64"> </text:span><text:span text:style-name="T62"><text:s/>permet d’ouvrir une fenêtre et de fixer ses paramètres. Elle à la signature suivante :</text:span></text:p>
      <text:p text:style-name="P31"><text:span text:style-name="Source_20_Text"><text:span text:style-name="T65">GLFWwindow* glfwCreateWindow (int width, int height,<text:line-break/><text:tab/><text:tab/>const char * <text:s/><text:tab/>title,<text:line-break/><text:tab/><text:tab/>GLFWmonitor * <text:s/><text:tab/>monitor,<text:line-break/><text:tab/><text:tab/>GLFWwindow * <text:s/><text:tab/>share);</text:span></text:span></text:p>
      <text:p text:style-name="P32"><text:span text:style-name="T62">Les paramètres </text:span><text:span text:style-name="T66">w</text:span><text:span text:style-name="T67">idth</text:span><text:span text:style-name="T64"> <text:s/></text:span><text:span text:style-name="T62">et </text:span><text:span text:style-name="T66">h</text:span><text:span text:style-name="T67">eight</text:span><text:span text:style-name="T62"> permettent de fixer les dimensions de la fenêtre. </text:span><text:span text:style-name="T68">Le second </text:span><text:span text:style-name="T67">title</text:span><text:span text:style-name="T68"> est simplement le titre de la fenêtre. Les deux autres paramètres n’ont pas d’importance pour le moment (monitor sert à créer un fenêtre </text:span><text:span text:style-name="T69">fullscreen</text:span><text:span text:style-name="T68"> et le dernier à partager un contexte avec d’autres fenêtres).</text:span></text:p>
      <text:p text:style-name="P33">A faire :</text:p>
      <text:p text:style-name="P34"><text:span text:style-name="T70">0</text:span><text:span text:style-name="T14">1.</text:span><text:span text:style-name="T15"> </text:span><text:span text:style-name="T71">Faite</text:span><text:span text:style-name="T72">s</text:span><text:span text:style-name="T71"> le nécessaire pour créer l’exercice </text:span><text:span text:style-name="T73">ex03.cpp</text:span><text:span text:style-name="T71"> comme vu dans la partie « Note » </text:span><text:span text:style-name="T72">précédemment</text:span><text:span text:style-name="T71">. Puis, g</text:span><text:span text:style-name="T74">râce</text:span><text:span text:style-name="T15"> la fonction ci-dessus, </text:span><text:span text:style-name="T75">c</text:span>réez une fenêtre <text:span text:style-name="T76">compatible</text:span> OpenG<text:span text:style-name="T76">L</text:span>, de taille <text:span text:style-name="T77">8</text:span>00x<text:span text:style-name="T77">8</text:span>00 <text:span text:style-name="T76">et ayant pour titre : « TD 01 Ex 03 »</text:span>.</text:p>
      <text:p text:style-name="P35"><text:span text:style-name="T76">P</text:span>our pouvoir dessiner une scène <text:span text:style-name="T78">2D </text:span><text:span text:style-name="T79">ou </text:span><text:span text:style-name="T78">3D </text:span><text:span text:style-name="T76">dans une fenêtre </text:span><text:span text:style-name="T78">(ou une sous partie de celle-ci)</text:span>, <text:span text:style-name="T76">il est nécessaire d’</text:span>indiquer à OpenGL <text:span text:style-name="T78">l’espace de</text:span><text:span text:style-name="T79">s</text:span><text:span text:style-name="T78"> coordonnée</text:span><text:span text:style-name="T79">s du monde virtuel visible depuis cette </text:span><text:span text:style-name="T78">fenêtre (ou partie de fenêtre). Ainsi, l</text:span><text:span text:style-name="T76">orsqu</text:span><text:span text:style-name="T78">e l</text:span><text:span text:style-name="T76">’on voudra dessiner un point</text:span>, <text:span text:style-name="T76">il faudra fournir à </text:span>OpenGL <text:span text:style-name="T76">les coordon</text:span><text:span text:style-name="T80">n</text:span><text:span text:style-name="T76">ées de ce point </text:span><text:span text:style-name="T78">dans la scène </text:span><text:span text:style-name="T79">virtuelle</text:span><text:span text:style-name="T78">,</text:span><text:span text:style-name="T76"> </text:span><text:span text:style-name="T78">puis </text:span><text:span text:style-name="T79">OpenGL </text:span><text:span text:style-name="T78">« convertir</text:span><text:span text:style-name="T79">a</text:span><text:span text:style-name="T78"> » dans le</text:span><text:span text:style-name="T76"> repère virtuel d</text:span>e <text:span text:style-name="T78">notre</text:span> <text:span text:style-name="T78">fenêtre</text:span> <text:span text:style-name="T81">(</text:span><text:span text:style-name="T79">qui lui est en fait fixe</text:span><text:span text:style-name="T81">).</text:span></text:p>
      <text:p text:style-name="P36">Cette étape de conversion entre l’<text:span text:style-name="T81">espace virtuel de la scène</text:span> et <text:span text:style-name="T78">celui de la fenêtre</text:span> s’appelle la <text:span text:style-name="T14">projection</text:span>. <text:span text:style-name="T82">Une fois que ces coordon</text:span><text:span text:style-name="T83">n</text:span><text:span text:style-name="T82">ées </text:span><text:span text:style-name="T72">(fenêtre)</text:span><text:span text:style-name="T82"> ont été obtenues, OpenGL peut travailler pour déterminer quels pixels devront être coloriés (</text:span><text:span text:style-name="T84">une é</text:span><text:span text:style-name="T82">tape connue sous le nom de </text:span><text:span text:style-name="T85">rasterization</text:span><text:span text:style-name="T82">).</text:span></text:p>
      <text:p text:style-name="P37">Pour indiquer la taille de l’espace <text:span text:style-name="T79">visible </text:span>de que vous souhaitez représenter dans une fenêtre, nous utiliserons une variable constante statique <text:span text:style-name="T77">nommée</text:span> <text:span text:style-name="T86">GL_VIEW_SIZE</text:span> .</text:p>
      <text:p text:style-name="Code">/* Espace virtuel */<text:line-break/><text:span text:style-name="T87">static</text:span> <text:span text:style-name="T87">const</text:span> <text:span text:style-name="T87">float</text:span> GL_VIEW_SIZE = <text:span text:style-name="T88">1.</text:span>;<text:line-break/>// L'univers 2D visible a une taille de 1.0 en x et en y</text:p>
      <text:p text:style-name="P38"><text:span text:style-name="T89">Évidemment, lorsque la fenêtre est redimensionnée, il faut modifier l’opération de projection </text:span><text:span text:style-name="T90">évoquée</text:span><text:span text:style-name="T89"> précédemment. </text:span>Nous allons également <text:span text:style-name="T89">donc ajouter une </text:span>fonction<text:span text:style-name="T91"> <text:s/></text:span><text:span text:style-name="T86">onWindowResized</text:span><text:span text:style-name="T92">()</text:span><text:span text:style-name="T91"> </text:span>pour garantir le bon fonctionnement de la projection tout au long de l’<text:span text:style-name="T93">e</text:span>x<text:span text:style-name="T93">é</text:span>cution.</text:p>
      <text:p text:style-name="P39">A faire :</text:p>
      <text:p text:style-name="P40"><text:span text:style-name="T94">0</text:span><text:span text:style-name="T95">2</text:span><text:span text:style-name="T14">a.</text:span><text:span text:style-name="T15"> </text:span><text:span text:style-name="T75">Ajouter les lignes </text:span><text:span text:style-name="T96">vues</text:span><text:span text:style-name="T75"> ci-dessus dans votre code (où à votre avis?). Puis a</text:span><text:span text:style-name="T15">joutez </text:span>la fonction <text:span text:style-name="T97">onWindowResized</text:span><text:span text:style-name="T86">()</text:span> <text:span text:style-name="T98">ci dessous </text:span><text:span text:style-name="T99">également :</text:span></text:p>
      <text:p text:style-name="P41"><text:span text:style-name="T100">void onWindowResized(GLFWwindow* /*window*/, int width, int height)<text:line-break/>{<text:line-break/><text:tab/>aspectRatio = width / (float) height;<text:line-break/><text:tab/>glViewport(0, 0, width, height);<text:line-break/><text:tab/>if( aspectRatio &gt; 1.</text:span><text:span text:style-name="T101">0</text:span><text:span text:style-name="T100">)<text:line-break/></text:span><text:soft-page-break/><text:span text:style-name="T100"><text:tab/>{<text:line-break/><text:tab/><text:tab/>myEngine.set2DProjection(-GL_VIEW_SIZE * aspectRatio/ 2.,<text:line-break/><text:tab/><text:tab/><text:tab/>GL_VIEW_SIZE * aspectRatio / 2. ,<text:line-break/><text:tab/><text:tab/><text:tab/>-GL_VIEW_SIZE / 2., GL_VIEW_SIZE / 2.);<text:line-break/><text:tab/>}<text:line-break/><text:tab/>else<text:line-break/><text:tab/>{<text:line-break/><text:tab/><text:tab/>myEngine.set2DProjection(-GL_VIEW_SIZE / 2., GL_VIEW_SIZE / 2.,<text:line-break/><text:tab/><text:tab/><text:tab/> -GL_VIEW_SIZE / </text:span><text:span text:style-name="T102">(</text:span><text:span text:style-name="T100">2. </text:span><text:span text:style-name="T102">*</text:span><text:span text:style-name="T100"> aspectRatio</text:span><text:span text:style-name="T102">)</text:span><text:span text:style-name="T100">, <text:line-break/><text:tab/><text:tab/><text:tab/>GL_VIEW_SIZE / </text:span><text:span text:style-name="T102">(</text:span><text:span text:style-name="T100">2. </text:span><text:span text:style-name="T102">*</text:span><text:span text:style-name="T100"> aspectRatio</text:span><text:span text:style-name="T102">)</text:span><text:span text:style-name="T100">);<text:line-break/><text:tab/>}<text:line-break/>}</text:span></text:p>
      <text:p text:style-name="P42"><text:span text:style-name="T53">Le </text:span><text:span text:style-name="T54">viewport</text:span><text:span text:style-name="T53"> défini</text:span><text:span text:style-name="T103">t</text:span><text:span text:style-name="T53"> la taille en pixel</text:span><text:span text:style-name="T104">s</text:span><text:span text:style-name="T53"> de la </text:span><text:span text:style-name="T105">(sous) </text:span><text:span text:style-name="T53">fenêtre </text:span><text:span text:style-name="T106">où sera dessinée </text:span><text:span text:style-name="T107">réellement n</text:span><text:span text:style-name="T106">otre scène OpenGL</text:span><text:span text:style-name="T53">. Puis on </text:span><text:span text:style-name="T108">va définir, </text:span><text:span text:style-name="T105">suivant la taille de la fenêtre (</text:span><text:span text:style-name="T109">aspectRatio</text:span><text:span text:style-name="T105">)</text:span><text:span text:style-name="T108"> les coordonnée</text:span><text:span text:style-name="T105">s</text:span><text:span text:style-name="T53"> </text:span><text:span text:style-name="T105">de l’univers visible en 2D grâce à une projection orthogonale </text:span><text:span text:style-name="T110">2D</text:span><text:span text:style-name="T53">. </text:span><text:span text:style-name="T110">La fonction </text:span><text:span text:style-name="T111">set2DProjection</text:span><text:span text:style-name="T110"> </text:span><text:span text:style-name="T112">de « l’objet » </text:span><text:span text:style-name="T113">myEngine</text:span><text:span text:style-name="T112"> p</text:span><text:span text:style-name="T110">ermet en effet de définir la projection donc les coordonnées visibles depuis la fenêtre. </text:span></text:p>
      <text:p text:style-name="P43"><text:span text:style-name="T110">U</text:span><text:span text:style-name="T53">n petit mot sur myEngine qui est une structure (en réalité c’est un objet mais là n’est pas le sujet) représentant notre moteur de jeu. Il n’est pas nécessaire de connaître son fonctionnement pour nos TD mais vous retrouver tout le code dans le répertoire </text:span><text:span text:style-name="T114">glbasimac</text:span><text:span text:style-name="T53"> du répertoire </text:span><text:span text:style-name="T114">third_party</text:span><text:span text:style-name="T53">.</text:span></text:p>
      <text:p text:style-name="P42"><text:span text:style-name="T105">Étudiez bien </text:span><text:span text:style-name="T112">la</text:span><text:span text:style-name="T105"> fonction </text:span><text:span text:style-name="T115">onWindowResized</text:span><text:span text:style-name="T116"> </text:span><text:span text:style-name="T105">pour comprendre ce qui se passe </text:span><text:span text:style-name="T110">en particulier lorsque l’on crée une fenêtre rectangulaire horizontale ou verticale :</text:span><text:span text:style-name="T105"> Finalement quelles sont les coordonnées </text:span><text:span text:style-name="T110">visibles</text:span><text:span text:style-name="T105"> de l’espace virtuel 2D ?</text:span></text:p>
      <text:p text:style-name="P44"><text:span text:style-name="T94">0</text:span><text:span text:style-name="T117">2</text:span><text:span text:style-name="T14">b. </text:span><text:span text:style-name="T118">Pour faire en sorte que </text:span><text:span text:style-name="T119">cette</text:span><text:span text:style-name="T118"> fonction soit appelée à chaque redimensionnement de fenêtre, nous allons demander à ce que cette fonction soit appelée dans ce cas grâce à l’instruction GLFW </text:span><text:a xlink:type="simple" xlink:href="https://www.glfw.org/docs/latest/window_guide.html#window_size" text:style-name="Internet_20_link" text:visited-style-name="Visited_20_Internet_20_Link"><text:span text:style-name="T120">glfwSetWindowSizeCallback</text:span></text:a><text:span text:style-name="T118"> </text:span><text:span text:style-name="T121">(voir documentation !) où le premier argument représente votre fenêtre, et le second le nom de votre fonction soit </text:span><text:span text:style-name="T122">onWindowResized</text:span><text:span text:style-name="T118">. Nous verrons dans la question suivante comment ce mécanisme opère dans GLFW. Ajoutez l’appel à </text:span><text:span text:style-name="T121">la</text:span><text:span text:style-name="T118"> fonction </text:span><text:span text:style-name="T123">glfwSetWindowSizeCallback</text:span><text:span text:style-name="T118"> juste </text:span><text:span text:style-name="T124">après</text:span><text:span text:style-name="T118"> la création de la fenêtre.</text:span></text:p>
      <text:p text:style-name="P45"><text:span text:style-name="T14">02c.</text:span> Pour finir, pensez aussi à appeler <text:span text:style-name="T86">onWindowResized()</text:span> après la création de la fenêtre <text:span text:style-name="T125">et avant la boucle </text:span><text:span text:style-name="T126">while</text:span><text:span text:style-name="T125"> :</text:span></text:p>
      <text:p text:style-name="P46">onWindowResized(w<text:span text:style-name="T127">indow,</text:span>WINDOW_WIDTH, WINDOW_HEIGHT);</text:p>
      <text:h text:style-name="P47" text:outline-level="1"><text:span text:style-name="T128">Note</text:span><text:span text:style-name="T129"> – </text:span><text:span text:style-name="T130">Le contexte d’une fenêtre (OpenGL)</text:span></text:h>
      <text:p text:style-name="P48"><text:span text:style-name="T131">Seulement pour les curieux.ses</text:span><text:span text:style-name="T6">. </text:span>On a parlé (très) brièvement de la notion de contexte (sur le dernier argument de la fonction de création de fenêtre). Lorsqu’une application de type IHM crée une fenêtre, celle-ci doit posséder un certain nombre d’état « graphique » qui sont soit demandés par l’utilisateur (je veux utiliser OpenGL 4.0, je veux de la transparence…) soit imposés par le serveur graphique de la machine. Autrement dit le contexte dépend à la fois de l’application demandée, mais également des possibilités de la machine. </text:p>
      <text:p text:style-name="P48"><text:soft-page-break/>Ainsi vous pourriez peut être demander telle ou telle version d’OpenGL mais si GLFW ne le peut pas, il ne pourra créer le contexte et donc ne pourra créer la fenêtre. </text:p>
      <text:p text:style-name="P48">Pour les <text:span text:style-name="T132">(encore plus) </text:span>curieux, vous pouvez voir un certain nombre de ces états (appelés « hint » dans GLFW) <text:a xlink:type="simple" xlink:href="https://www.glfw.org/docs/3.2/window_guide.html#window_hints" text:style-name="Internet_20_link" text:visited-style-name="Visited_20_Internet_20_Link">à cet endroit</text:a>. <text:span text:style-name="T6">Comme vous le verrez cela va de la version d’OpenGL à si la fenêtre doit être redimmensionnable ou pas. </text:span>Notez qu’il faut fixer ces « hints » <text:span text:style-name="T14">avant</text:span> la création de la fenêtre.</text:p>
      <text:h text:style-name="P49" text:outline-level="1"><text:span text:style-name="T133">Exercice </text:span><text:span text:style-name="T134">0</text:span><text:span text:style-name="T133">4 – Des </text:span><text:span text:style-name="T135">événements</text:span><text:span text:style-name="T133"> …</text:span></text:h>
      <text:p text:style-name="P50">La gestion des évènements (utilisateurs ou pas) est un point très important des IHM. Les bibliothèques créant des fenêtres comme GLFW - mais également (en vrac) la SDL 1 et 2, SFML ou encore GLUT – ont globalement <text:span text:style-name="T14">deux types de stratégie</text:span> au regard de la gestion des évènements.</text:p>
      <text:p text:style-name="P50">La première stratégie, plus flexible et probablement un peu plus efficace, est de gérer l’ensemble des évènements sous forme de liste à traiter à chaque instant. Lorsque l’application – ou plus exactement la bibliothèque – <text:span text:style-name="T136">détecte un </text:span><text:span text:style-name="T137">événement</text:span><text:span text:style-name="T136">, elle </text:span>le <text:span text:style-name="T136">place dans une file interne </text:span>avec des informations <text:span text:style-name="T136">décrivant </text:span><text:span text:style-name="T137">l’événement. </text:span>Ce comportement est utilisé par exemple par les bibliothèque SDL ou SFML. Nous n’aborderons donc pas cette technique ici mais sachez qu’elle nécessite de traiter tous les événements reçus à chaque tour de la boucle d’affichage.</text:p>
      <text:p text:style-name="P51">La seconde stratégie est une technique dite de <text:span text:style-name="T20">callback</text:span><text:span text:style-name="T138">, beaucoup plus simple à appréhender. Dans cette technique, le programmeur </text:span><text:span text:style-name="T139">implémente</text:span><text:span text:style-name="T140">, pour chaque type d’évènement auquel il souhaite réagir,</text:span><text:span text:style-name="T138"> une fonction </text:span><text:span text:style-name="T140">dite de </text:span><text:span text:style-name="T141">callback</text:span><text:span text:style-name="T138">. </text:span><text:span text:style-name="T140">Puis il demande à la bibliothèque de gestion des évènements (ici GLFW) d’appeler cette fonction </text:span><text:span text:style-name="T142">à chaque fois que l’évènement intervient</text:span><text:span text:style-name="T140">. Cette fonction sera </text:span><text:span text:style-name="T142">donc</text:span><text:span text:style-name="T140"> appelée à chaque fois qu’un évènement de ce type sera déclenché par l’utilisateur. Pour chaque type d’évènement, la fonction de </text:span><text:span text:style-name="T141">callback</text:span><text:span text:style-name="T140"> doit avoir une signature </text:span><text:span text:style-name="T139">spécifique</text:span><text:span text:style-name="T140">. C’est dans cette signature que l’on retrouvera toutes les informations importantes liées à l’évènement.</text:span></text:p>
      <text:p text:style-name="P52"><text:span text:style-name="T140">Ça paraît flou ? Peut-être, mais vous l’avez déjà fait ! Dans l’exercice 3, nous avons défini une fonction </text:span><text:span text:style-name="T143">onWindowResized</text:span><text:span text:style-name="T140"> avec une signature particulière (notamment deux paramètres qui définissent la nouvelle taille de la fenêtre) et nous avons demander à GLFW de l’appeler à chaque fois que la fenêtre est redimensionnée via la fonction </text:span><text:span text:style-name="T144">glfwSetWindowSizeCallback</text:span><text:span text:style-name="T140">. Notez que nous gérons également les erreurs GLFW via une fonction de callback (saurez vous deviner laquelle?).</text:span></text:p>
      <text:p text:style-name="P53">A faire :</text:p>
      <text:p text:style-name="P54"><text:span text:style-name="T70">0</text:span><text:span text:style-name="T14">1. </text:span><text:span text:style-name="T145">Créez le </text:span><text:span text:style-name="T146">nécessaire</text:span><text:span text:style-name="T145"> pour l’exercice 4 comme vu précédemment (</text:span><text:span text:style-name="T147">dans la partie Notice</text:span><text:span text:style-name="T145">)</text:span></text:p>
      <text:p text:style-name="P55"><text:span text:style-name="T70">0</text:span><text:span text:style-name="T148">2</text:span><text:span text:style-name="T14">. </text:span>Modifiez le programme pour qu’il s’arrête <text:span text:style-name="T149">(utilisez </text:span><text:a xlink:type="simple" xlink:href="https://www.glfw.org/docs/3.0/group__window.html#ga49c449dde2a6f87d996f4daaa09d6708" text:style-name="Internet_20_link" text:visited-style-name="Visited_20_Internet_20_Link"><text:span text:style-name="T150">glfwSetWindowShouldClose</text:span></text:a><text:span text:style-name="T149">)</text:span> lorsque l’utilisateur appuie sur la touche <text:span text:style-name="T151">Q</text:span>. <text:span text:style-name="T152">Pour ce faire, trouver la fonction d’enregistrement de callback (et donc la signature de la fonction de callback) qui vous intéresse </text:span><text:a xlink:type="simple" xlink:href="https://www.glfw.org/docs/3.2/input_guide.html#input_keyboard" text:style-name="Internet_20_link" text:visited-style-name="Visited_20_Internet_20_Link"><text:span text:style-name="T152">dans la documentation sur les évènements</text:span></text:a><text:span text:style-name="T152">.</text:span></text:p>
      <text:p text:style-name="P55"><text:span text:style-name="T153">Note </text:span><text:span text:style-name="T154">1</text:span><text:span text:style-name="T153"> :</text:span><text:span text:style-name="T155"> Préférez ici les </text:span><text:span text:style-name="T156">key input</text:span><text:span text:style-name="T155"> au lieu des </text:span><text:span text:style-name="T156">text input</text:span><text:span text:style-name="T155">.</text:span></text:p>
      <text:p text:style-name="P55"><text:soft-page-break/><text:span text:style-name="T154">Note 2 :</text:span><text:span text:style-name="T157"> </text:span><text:span text:style-name="T158">La signature propose 4 arguments concernant la touche pressée. Le premier de ceux-ci indique la touche pressée (la liste possible est </text:span><text:a xlink:type="simple" xlink:href="https://www.glfw.org/docs/3.2/group__keys.html" text:style-name="Internet_20_link" text:visited-style-name="Visited_20_Internet_20_Link"><text:span text:style-name="T158">ici</text:span></text:a><text:span text:style-name="T158"> </text:span><text:span text:style-name="T159">mais attention </text:span><text:span text:style-name="T160">elle concerne un clavier US</text:span><text:span text:style-name="T158">), </text:span><text:span text:style-name="T161">le second est un code unique pour la touche </text:span><text:span text:style-name="T159">dépendant du clavier physique</text:span><text:span text:style-name="T161">, le troisième indique l’action réalisée sur la touche, alors que le dernier vous indique si certaine touche sont pressées (en même temps que la touche qui a déclenché l’action) comme </text:span><text:span text:style-name="T162">Shift</text:span><text:span text:style-name="T161">, </text:span><text:span text:style-name="T162">Control</text:span><text:span text:style-name="T161"> ou </text:span><text:span text:style-name="T162">Alt</text:span><text:span text:style-name="T161">.</text:span></text:p>
      <text:p text:style-name="P56"><text:span text:style-name="T14">Note 3 :</text:span> Si vous souhaitez <text:span text:style-name="T163">avoir </text:span>directement <text:span text:style-name="T163">la</text:span> ‘<text:span text:style-name="T163">lettre</text:span>’ de la touche <text:span text:style-name="T163">pressée au regard du clavier que vous utilisez</text:span>, vous pouvez <text:span text:style-name="T163">utiliser la fonction </text:span><text:span text:style-name="T164">glfwGetKeyName</text:span><text:span text:style-name="T163">.</text:span></text:p>
      <text:p text:style-name="P57"><text:span text:style-name="T165">Pour les plus </text:span><text:span text:style-name="T166">chevroné.</text:span><text:span text:style-name="T167">e</text:span><text:span text:style-name="T166">s</text:span><text:span text:style-name="T151">, essaye</text:span><text:span text:style-name="T168">z</text:span><text:span text:style-name="T151"> maintenant de regarder la documentation de GLFW pour mettre votre application en plein écran. L’appui sur la touche Q est alors la seule façon ‘propre’ de quitter l’application.</text:span></text:p>
      <text:p text:style-name="P58"><text:span text:style-name="T70">0</text:span><text:span text:style-name="T148">3</text:span><text:span text:style-name="T14">. </text:span>Faites en sorte que lorsque l’utilisateur clique en position (x, y), la fenêtre soit redessinée avec la couleur (rouge = x mod 25<text:span text:style-name="T169">6</text:span>, vert = y mod 25<text:span text:style-name="T169">6</text:span>, bleu = 0) au prochain tour de la boucle d’affichage, <text:span text:style-name="T170">plus précisément au prochain appel de </text:span><text:span text:style-name="T171">glClear(GL_COLOR_BUFFER_BIT)</text:span><text:span text:style-name="T172">. </text:span><text:span text:style-name="T173">Notez que vous pouvez récupérer la position du curseur grâce à </text:span><text:span text:style-name="T174">glfwGetCursorPos</text:span><text:span text:style-name="T173">, </text:span><text:span text:style-name="T175">définie à partir du coin supérieur gauche (qui a pour coordonnées 0,0 du coup).</text:span></text:p>
      <text:p text:style-name="P59"><text:span text:style-name="T151">Pour </text:span><text:span text:style-name="T176">changer la couleur de fond</text:span><text:span text:style-name="T151">, i</text:span>l faut utiliser la fonction <text:span text:style-name="T86">glClearColor(r, g, b, a)</text:span> <text:span text:style-name="T151">qui définit </text:span><text:span text:style-name="T176">(l’état de) </text:span>la couleur de remplissage de la fenêtre. <text:span text:style-name="T151">Ici </text:span><text:span text:style-name="T171">r</text:span>, <text:span text:style-name="T86">g</text:span>, <text:span text:style-name="T86">b</text:span> et <text:span text:style-name="T86">a</text:span> doivent être compris entre 0 et 1, il faut donc diviser les valeurs <text:span text:style-name="T171">r</text:span>, <text:span text:style-name="T86">g</text:span><text:span text:style-name="T91">,</text:span> <text:span text:style-name="T86">b</text:span> entre 0 et 255 par 255.<text:span text:style-name="T177">0</text:span>, avant de les passer à OpenGL. Pour <text:span text:style-name="T86">a</text:span> il suffit de passer 1.</text:p>
      <text:p text:style-name="P60"><text:span text:style-name="T178">Attention</text:span><text:span text:style-name="T179"> : </text:span><text:span text:style-name="T180">Assurez vous que votre division implique au moins un nombre flottant, sans quoi vous effectuerez une division euclidienne qui vous renverra 0, et non la valeur décimale voulue. </text:span><text:span text:style-name="T181">Utilisez l’opérateur de cast </text:span><text:span text:style-name="T182">()</text:span><text:span text:style-name="T181"> pour changer le type d’une </text:span><text:span text:style-name="T183">expression.</text:span><text:span text:style-name="T181"> (ex : </text:span><text:span text:style-name="T182">(float) x</text:span><text:span text:style-name="T181"> )</text:span></text:p>
      <text:p text:style-name="P60"><text:span text:style-name="T70">0</text:span><text:span text:style-name="T184">4</text:span><text:span text:style-name="T14">. </text:span>Fai<text:span text:style-name="T185">tes</text:span> de même mais lorsque la souris bouge (<text:span text:style-name="T151">trouver la fonction de callback idoïne</text:span>). <text:span text:style-name="T186">Pour distinguer du précédent événement, faites en sorte que la </text:span>fenêtre soit redessinée avec la couleur (rouge = x / <text:span text:style-name="T186">largeur_fenetre</text:span>, <text:span text:style-name="T186">vert = 0</text:span>, <text:span text:style-name="T186">bleu</text:span> = y / <text:span text:style-name="T186">hauteur_fenetre</text:span>). <text:span text:style-name="T187">Note : </text:span><text:span text:style-name="T188">Vous pouvez récupérer la largeur et hauteur de la fenêtre via la </text:span><text:span text:style-name="T151">fonction </text:span><text:span text:style-name="T189">glfwGetWindowSize</text:span><text:span text:style-name="T190">.</text:span></text:p>
      <text:p text:style-name="P61"><text:span text:style-name="T70">0</text:span><text:span text:style-name="T191">5</text:span><text:span text:style-name="T14">.</text:span><text:span text:style-name="T15"> </text:span><text:span text:style-name="T192">Vous allez maintenant proposer deux modes de visualisation, l’un qui permet de réaliser les effets lumineux de l’exercice précédent, et l’autre qui va proposer de définir la couleur du fond d’écran « manuellement ». Concernant le « mode de visualisation », pour faire simple, vous pouvez employer une variable globale. « Mappez » une touche pour passer d’un mode de visualisation à un autre.</text:span></text:p>
      <text:p text:style-name="P61"><text:span text:style-name="T192">Le second mode de visualisation consiste, là encore, à exploiter les événements claviers. </text:span><text:span text:style-name="T193">Au départ, vous considérez que la couleur de fond (un triplet R,G,B que vous pouvez, là encore, passer en variable globale) est noire</text:span><text:span text:style-name="T192">. </text:span><text:span text:style-name="T193">A l’appui de la touche ‘R’ la couleur rouge doit augmenter progressivement vers 1. De même pour la couleur verte et bleue pour, respectivement les touches ‘G’ et ‘B’. Les « augmentations » de couleur s’arrêtent dès que la touche correspondante est relâchée.</text:span></text:p>
      <text:p text:style-name="P62"><text:span text:style-name="T70">0</text:span><text:span text:style-name="T194">6.</text:span><text:span text:style-name="T193"> Permettez, que si la touche ‘shift’ est enfoncée, on descende la couleur au lieu de l’augmen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OpenSymbol" svg:font-family="OpenSymbol" style:font-charset="x-symbol"/>
    <style:font-face style:name="URW Bookman" svg:font-family="'URW Book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016cm" fo:margin-right="0cm" fo:margin-top="0cm" fo:margin-bottom="0.247cm" style:contextual-spacing="false" fo:line-height="115%" fo:text-align="justify" style:justify-single-word="false" fo:text-indent="0cm" style:auto-text-indent="false"/>
      <style:text-properties fo:language="fr" fo:country="FR" officeooo:rsid="00276bfd"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10%"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3pt" fo:language="fr" fo:country="FR" officeooo:rsid="001fc78c"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mmand" style:family="paragraph" style:parent-style-name="Text_20_body" style:master-page-name="">
      <loext:graphic-properties draw:fill-image-width="0cm" draw:fill-image-height="0cm"/>
      <style:paragraph-properties style:page-number="auto" style:shadow="none">
        <style:tab-stops/>
      </style:paragraph-properties>
      <style:text-properties style:font-name="DejaVu Sans Mono1" fo:font-family="'DejaVu Sans Mono'" style:font-style-name="Book" style:font-family-generic="modern" style:font-pitch="fixed" fo:font-size="10pt" officeooo:rsid="002a565c" fo:background-color="#333333" style:font-size-asian="10.5pt"/>
    </style:style>
    <style:style style:name="Code" style:family="paragraph" style:parent-style-name="Text_20_body" style:master-page-name="">
      <style:paragraph-properties fo:margin-top="0cm" fo:margin-bottom="0.199cm" style:contextual-spacing="false" fo:text-align="start" style:justify-single-word="false" style:page-number="auto" fo:padding="0.049cm" fo:border="0.06pt solid #000000">
        <style:tab-stops/>
      </style:paragraph-properties>
      <style:text-properties style:font-name="DejaVu Sans Mono1" fo:font-family="'DejaVu Sans Mono'" style:font-style-name="Book" style:font-family-generic="modern" style:font-pitch="fixed" fo:font-size="10pt" fo:language="fr" fo:country="FR" fo:background-color="transparen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fo:font-size="9pt"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1" style:display-name="List 1" style:family="paragraph" style:parent-style-name="List" style:class="list">
      <loext:graphic-properties draw:fill="none" draw:fill-color="#729fcf"/>
      <style:paragraph-properties fo:margin-left="1.6cm" fo:margin-right="0cm" fo:margin-top="0cm" fo:margin-bottom="0cm" style:contextual-spacing="false" fo:line-height="120%" fo:text-align="justify" style:justify-single-word="false" fo:text-indent="-0.6cm" style:auto-text-indent="false" fo:background-color="transparent">
        <style:tab-stops/>
      </style:paragraph-properties>
    </style:style>
    <style:style style:name="List_20_1_20_End" style:display-name="List 1 End" style:family="paragraph" style:parent-style-name="List" style:next-style-name="List_20_1" style:class="list">
      <loext:graphic-properties draw:fill="none" draw:fill-color="#729fcf"/>
      <style:paragraph-properties fo:margin-left="1.6cm" fo:margin-right="0cm" fo:margin-top="0cm" fo:margin-bottom="0.423cm" style:contextual-spacing="false" fo:line-height="120%" fo:text-align="justify" style:justify-single-word="false" fo:text-indent="-0.6cm" style:auto-text-indent="false" fo:background-color="transparen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173e70b"/>
    </style:style>
    <style:style style:name="MT2" style:family="text">
      <style:text-properties fo:language="fr" fo:country="FR" officeooo:rsid="00961282"/>
    </style:style>
    <style:style style:name="MT3" style:family="text">
      <style:text-properties fo:language="fr" fo:country="FR" officeooo:rsid="001fc78c"/>
    </style:style>
    <style:style style:name="MT4" style:family="text">
      <style:text-properties fo:language="fr" fo:country="FR" officeooo:rsid="008bd216"/>
    </style:style>
    <style:page-layout style:name="Mpm1">
      <style:page-layout-properties fo:page-width="21.001cm" fo:page-height="29.7cm" style:num-format="1" style:print-orientation="portrait" fo:margin-top="2cm" fo:margin-bottom="1.4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footer>
        <text:p text:style-name="MP1">Synthèse d'Images - <text:span text:style-name="MT1">O</text:span><text:span text:style-name="MT2">penGL</text:span><text:span text:style-name="MT3"> - TD </text:span><text:span text:style-name="MT4">0</text:span><text:span text:style-name="MT3">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20T09:05:24.407069792</meta:creation-date>
    <dc:date>2024-10-03T10:48:12.488493806</dc:date>
    <meta:editing-duration>P3DT15H47M49S</meta:editing-duration>
    <meta:editing-cycles>306</meta:editing-cycles>
    <meta:generator>LibreOffice/24.8.2.1$Linux_X86_64 LibreOffice_project/480$Build-1</meta:generator>
    <dc:creator>Venceslas BIRI</dc:creator>
    <meta:print-date>2024-06-20T23:45:48.696558100</meta:print-date>
    <meta:printed-by>PDF files: Venceslas BIRI</meta:printed-by>
    <meta:document-statistic meta:table-count="0" meta:image-count="0" meta:object-count="0" meta:page-count="6" meta:paragraph-count="80" meta:word-count="2420" meta:character-count="15077" meta:non-whitespace-character-count="12688"/>
  </office:meta>
</office:document-meta>
</file>